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7.641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 table:formula="of:=CONCATENATE(&quot;0x&quot;;DEC2HEX(BIN2DEC([.C1]);2))" office:value-type="string" office:string-value="0x01">
            <text:p>0x01</text:p>
          </table:table-cell>
          <table:table-cell office:value-type="string">
            <text:p>AMD 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 text:c="3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]);2))" office:value-type="string" office:string-value="0x02">
            <text:p>0x02</text:p>
          </table:table-cell>
          <table:table-cell office:value-type="string">
            <text:p>AMI 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3]);2))" office:value-type="string" office:string-value="0x04">
            <text:p>0x04</text:p>
          </table:table-cell>
          <table:table-cell office:value-type="string">
            <text:p>Fujitsu 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]);2))" office:value-type="string" office:string-value="0x07">
            <text:p>0x07</text:p>
          </table:table-cell>
          <table:table-cell office:value-type="string">
            <text:p>Hitachi 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5]);2))" office:value-type="string" office:string-value="0x08">
            <text:p>0x08</text:p>
          </table:table-cell>
          <table:table-cell office:value-type="string">
            <text:p>Inmos </text:p>
          </table:table-cell>
          <table:table-cell office:value-type="float" office:value="1000">
            <text:p>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6]);2))" office:value-type="string" office:string-value="0x0B">
            <text:p>0x0B</text:p>
          </table:table-cell>
          <table:table-cell office:value-type="string">
            <text:p>Intersil </text:p>
          </table:table-cell>
          <table:table-cell office:value-type="float" office:value="1011">
            <text:p>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7]);2))" office:value-type="string" office:string-value="0x0D">
            <text:p>0x0D</text:p>
          </table:table-cell>
          <table:table-cell office:value-type="string">
            <text:p>Mostek </text:p>
          </table:table-cell>
          <table:table-cell office:value-type="float" office:value="1101">
            <text:p>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]);2))" office:value-type="string" office:string-value="0x0E">
            <text:p>0x0E</text:p>
          </table:table-cell>
          <table:table-cell office:value-type="string">
            <text:p>Motorola </text:p>
          </table:table-cell>
          <table:table-cell office:value-type="float" office:value="1110">
            <text:p>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]);2))" office:value-type="string" office:string-value="0x10">
            <text:p>0x10</text:p>
          </table:table-cell>
          <table:table-cell office:value-type="string">
            <text:p>NEC </text:p>
          </table:table-cell>
          <table:table-cell office:value-type="float" office:value="10000">
            <text:p>1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0]);2))" office:value-type="string" office:string-value="0x13">
            <text:p>0x13</text:p>
          </table:table-cell>
          <table:table-cell office:value-type="string">
            <text:p>Conexant (Rockwell) </text:p>
          </table:table-cell>
          <table:table-cell office:value-type="float" office:value="10011">
            <text:p>1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1]);2))" office:value-type="string" office:string-value="0x15">
            <text:p>0x15</text:p>
          </table:table-cell>
          <table:table-cell office:value-type="string">
            <text:p>Philips Semi. (Signetics) </text:p>
          </table:table-cell>
          <table:table-cell office:value-type="float" office:value="10101">
            <text:p>1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2]);2))" office:value-type="string" office:string-value="0x16">
            <text:p>0x16</text:p>
          </table:table-cell>
          <table:table-cell office:value-type="string">
            <text:p>Synertek </text:p>
          </table:table-cell>
          <table:table-cell office:value-type="float" office:value="10110">
            <text:p>1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3]);2))" office:value-type="string" office:string-value="0x19">
            <text:p>0x19</text:p>
          </table:table-cell>
          <table:table-cell office:value-type="string">
            <text:p>Xicor </text:p>
          </table:table-cell>
          <table:table-cell office:value-type="float" office:value="11001">
            <text:p>1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4]);2))" office:value-type="string" office:string-value="0x1A">
            <text:p>0x1A</text:p>
          </table:table-cell>
          <table:table-cell office:value-type="string">
            <text:p>Zilog </text:p>
          </table:table-cell>
          <table:table-cell office:value-type="float" office:value="11010">
            <text:p>1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5]);2))" office:value-type="string" office:string-value="0x1C">
            <text:p>0x1C</text:p>
          </table:table-cell>
          <table:table-cell office:value-type="string">
            <text:p>Mitsubishi </text:p>
          </table:table-cell>
          <table:table-cell office:value-type="float" office:value="11100">
            <text:p>1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6]);2))" office:value-type="string" office:string-value="0x1F">
            <text:p>0x1F</text:p>
          </table:table-cell>
          <table:table-cell office:value-type="string">
            <text:p>Atmel </text:p>
          </table:table-cell>
          <table:table-cell office:value-type="float" office:value="11111">
            <text:p>1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7]);2))" office:value-type="string" office:string-value="0x20">
            <text:p>0x20</text:p>
          </table:table-cell>
          <table:table-cell office:value-type="string">
            <text:p>SGS/Thomson </text:p>
          </table:table-cell>
          <table:table-cell office:value-type="float" office:value="100000">
            <text:p>10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8]);2))" office:value-type="string" office:string-value="0x23">
            <text:p>0x23</text:p>
          </table:table-cell>
          <table:table-cell office:value-type="string">
            <text:p>Wafer Scale Integration </text:p>
          </table:table-cell>
          <table:table-cell office:value-type="float" office:value="100011">
            <text:p>10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9]);2))" office:value-type="string" office:string-value="0x25">
            <text:p>0x25</text:p>
          </table:table-cell>
          <table:table-cell office:value-type="string">
            <text:p>Tristar </text:p>
          </table:table-cell>
          <table:table-cell office:value-type="float" office:value="100101">
            <text:p>10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20]);2))" office:value-type="string" office:string-value="0x26">
            <text:p>0x26</text:p>
          </table:table-cell>
          <table:table-cell office:value-type="string">
            <text:p>Visic </text:p>
          </table:table-cell>
          <table:table-cell office:value-type="float" office:value="100110">
            <text:p>10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21]);2))" office:value-type="string" office:string-value="0x29">
            <text:p>0x29</text:p>
          </table:table-cell>
          <table:table-cell office:value-type="string">
            <text:p>MicrochipTechnology </text:p>
          </table:table-cell>
          <table:table-cell office:value-type="float" office:value="101001">
            <text:p>10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22]);2))" office:value-type="string" office:string-value="0x2A">
            <text:p>0x2A</text:p>
          </table:table-cell>
          <table:table-cell office:value-type="string">
            <text:p>Ricoh Ltd. </text:p>
          </table:table-cell>
          <table:table-cell office:value-type="float" office:value="101010">
            <text:p>10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3]);2))" office:value-type="string" office:string-value="0x2C">
            <text:p>0x2C</text:p>
          </table:table-cell>
          <table:table-cell office:value-type="string">
            <text:p>Micron Technology </text:p>
          </table:table-cell>
          <table:table-cell office:value-type="float" office:value="101100">
            <text:p>10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4]);2))" office:value-type="string" office:string-value="0x2F">
            <text:p>0x2F</text:p>
          </table:table-cell>
          <table:table-cell office:value-type="string">
            <text:p>ACTEL </text:p>
          </table:table-cell>
          <table:table-cell office:value-type="float" office:value="101111">
            <text:p>10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5]);2))" office:value-type="string" office:string-value="0x31">
            <text:p>0x31</text:p>
          </table:table-cell>
          <table:table-cell office:value-type="string">
            <text:p>Catalyst </text:p>
          </table:table-cell>
          <table:table-cell office:value-type="float" office:value="110001">
            <text:p>11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6]);2))" office:value-type="string" office:string-value="0x32">
            <text:p>0x32</text:p>
          </table:table-cell>
          <table:table-cell office:value-type="string">
            <text:p>Panasonic </text:p>
          </table:table-cell>
          <table:table-cell office:value-type="float" office:value="110010">
            <text:p>11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7]);2))" office:value-type="string" office:string-value="0x34">
            <text:p>0x34</text:p>
          </table:table-cell>
          <table:table-cell office:value-type="string">
            <text:p>Cypress </text:p>
          </table:table-cell>
          <table:table-cell office:value-type="float" office:value="110100">
            <text:p>11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28]);2))" office:value-type="string" office:string-value="0x37">
            <text:p>0x37</text:p>
          </table:table-cell>
          <table:table-cell office:value-type="string">
            <text:p>Zarlink (formerly Plessey) </text:p>
          </table:table-cell>
          <table:table-cell office:value-type="float" office:value="110111">
            <text:p>11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29]);2))" office:value-type="string" office:string-value="0x38">
            <text:p>0x38</text:p>
          </table:table-cell>
          <table:table-cell office:value-type="string">
            <text:p>UTMC </text:p>
          </table:table-cell>
          <table:table-cell office:value-type="float" office:value="111000">
            <text:p>11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0]);2))" office:value-type="string" office:string-value="0x3B">
            <text:p>0x3B</text:p>
          </table:table-cell>
          <table:table-cell office:value-type="string">
            <text:p>Integrated CMOS (Vertex) </text:p>
          </table:table-cell>
          <table:table-cell office:value-type="float" office:value="111011">
            <text:p>11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1]);2))" office:value-type="string" office:string-value="0x3D">
            <text:p>0x3D</text:p>
          </table:table-cell>
          <table:table-cell office:value-type="string">
            <text:p>Tektronix </text:p>
          </table:table-cell>
          <table:table-cell office:value-type="float" office:value="111101">
            <text:p>11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2]);2))" office:value-type="string" office:string-value="0x3E">
            <text:p>0x3E</text:p>
          </table:table-cell>
          <table:table-cell office:value-type="string">
            <text:p>Sun Microsystems </text:p>
          </table:table-cell>
          <table:table-cell office:value-type="float" office:value="111110">
            <text:p>11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3]);2))" office:value-type="string" office:string-value="0x40">
            <text:p>0x40</text:p>
          </table:table-cell>
          <table:table-cell office:value-type="string">
            <text:p>MOSEL </text:p>
          </table:table-cell>
          <table:table-cell office:value-type="float" office:value="1000000">
            <text:p>100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4]);2))" office:value-type="string" office:string-value="0x43">
            <text:p>0x43</text:p>
          </table:table-cell>
          <table:table-cell office:value-type="string">
            <text:p>Xerox </text:p>
          </table:table-cell>
          <table:table-cell office:value-type="float" office:value="1000011">
            <text:p>100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35]);2))" office:value-type="string" office:string-value="0x45">
            <text:p>0x45</text:p>
          </table:table-cell>
          <table:table-cell office:value-type="string">
            <text:p>SunDisk </text:p>
          </table:table-cell>
          <table:table-cell office:value-type="float" office:value="1000101">
            <text:p>100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36]);2))" office:value-type="string" office:string-value="0x46">
            <text:p>0x46</text:p>
          </table:table-cell>
          <table:table-cell office:value-type="string">
            <text:p>Elan Circuit Tech. </text:p>
          </table:table-cell>
          <table:table-cell office:value-type="float" office:value="1000110">
            <text:p>100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37]);2))" office:value-type="string" office:string-value="0x49">
            <text:p>0x49</text:p>
          </table:table-cell>
          <table:table-cell office:value-type="string">
            <text:p>Xilinx </text:p>
          </table:table-cell>
          <table:table-cell office:value-type="float" office:value="1001001">
            <text:p>100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8]);2))" office:value-type="string" office:string-value="0x4A">
            <text:p>0x4A</text:p>
          </table:table-cell>
          <table:table-cell office:value-type="string">
            <text:p>Compaq </text:p>
          </table:table-cell>
          <table:table-cell office:value-type="float" office:value="1001010">
            <text:p>100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39]);2))" office:value-type="string" office:string-value="0x4C">
            <text:p>0x4C</text:p>
          </table:table-cell>
          <table:table-cell office:value-type="string">
            <text:p>SCI </text:p>
          </table:table-cell>
          <table:table-cell office:value-type="float" office:value="1001100">
            <text:p>100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0]);2))" office:value-type="string" office:string-value="0x4F">
            <text:p>0x4F</text:p>
          </table:table-cell>
          <table:table-cell office:value-type="string">
            <text:p>I3 Design System </text:p>
          </table:table-cell>
          <table:table-cell office:value-type="float" office:value="1001111">
            <text:p>100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41]);2))" office:value-type="string" office:string-value="0x51">
            <text:p>0x51</text:p>
          </table:table-cell>
          <table:table-cell office:value-type="string">
            <text:p>Crosspoint Solutions </text:p>
          </table:table-cell>
          <table:table-cell office:value-type="float" office:value="1010001">
            <text:p>101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2]);2))" office:value-type="string" office:string-value="0x52">
            <text:p>0x52</text:p>
          </table:table-cell>
          <table:table-cell office:value-type="string">
            <text:p>Alliance Semiconductor </text:p>
          </table:table-cell>
          <table:table-cell office:value-type="float" office:value="1010010">
            <text:p>101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43]);2))" office:value-type="string" office:string-value="0x54">
            <text:p>0x54</text:p>
          </table:table-cell>
          <table:table-cell office:value-type="string">
            <text:p>Hewlett-Packard </text:p>
          </table:table-cell>
          <table:table-cell office:value-type="float" office:value="1010100">
            <text:p>101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4]);2))" office:value-type="string" office:string-value="0x57">
            <text:p>0x57</text:p>
          </table:table-cell>
          <table:table-cell office:value-type="string">
            <text:p>New Media </text:p>
          </table:table-cell>
          <table:table-cell office:value-type="float" office:value="1010111">
            <text:p>101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5]);2))" office:value-type="string" office:string-value="0x58">
            <text:p>0x58</text:p>
          </table:table-cell>
          <table:table-cell office:value-type="string">
            <text:p>MHS Electronic </text:p>
          </table:table-cell>
          <table:table-cell office:value-type="float" office:value="1011000">
            <text:p>101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6]);2))" office:value-type="string" office:string-value="0x5B">
            <text:p>0x5B</text:p>
          </table:table-cell>
          <table:table-cell office:value-type="string">
            <text:p>Kawasaki Steel </text:p>
          </table:table-cell>
          <table:table-cell office:value-type="float" office:value="1011011">
            <text:p>101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7]);2))" office:value-type="string" office:string-value="0x5D">
            <text:p>0x5D</text:p>
          </table:table-cell>
          <table:table-cell office:value-type="string">
            <text:p>TECMAR </text:p>
          </table:table-cell>
          <table:table-cell office:value-type="float" office:value="1011101">
            <text:p>101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48]);2))" office:value-type="string" office:string-value="0x5E">
            <text:p>0x5E</text:p>
          </table:table-cell>
          <table:table-cell office:value-type="string">
            <text:p>Exar </text:p>
          </table:table-cell>
          <table:table-cell office:value-type="float" office:value="1011110">
            <text:p>101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49]);2))" office:value-type="string" office:string-value="0x61">
            <text:p>0x61</text:p>
          </table:table-cell>
          <table:table-cell office:value-type="string">
            <text:p>Northern Telecom </text:p>
          </table:table-cell>
          <table:table-cell office:value-type="float" office:value="1100001">
            <text:p>110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50]);2))" office:value-type="string" office:string-value="0x62">
            <text:p>0x62</text:p>
          </table:table-cell>
          <table:table-cell office:value-type="string">
            <text:p>Sanyo </text:p>
          </table:table-cell>
          <table:table-cell office:value-type="float" office:value="1100010">
            <text:p>110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51]);2))" office:value-type="string" office:string-value="0x64">
            <text:p>0x64</text:p>
          </table:table-cell>
          <table:table-cell office:value-type="string">
            <text:p>Crystal Semiconductor </text:p>
          </table:table-cell>
          <table:table-cell office:value-type="float" office:value="1100100">
            <text:p>110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52]);2))" office:value-type="string" office:string-value="0x67">
            <text:p>0x67</text:p>
          </table:table-cell>
          <table:table-cell office:value-type="string">
            <text:p>Asparix </text:p>
          </table:table-cell>
          <table:table-cell office:value-type="float" office:value="1100111">
            <text:p>110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53]);2))" office:value-type="string" office:string-value="0x68">
            <text:p>0x68</text:p>
          </table:table-cell>
          <table:table-cell office:value-type="string">
            <text:p>Convex Computer </text:p>
          </table:table-cell>
          <table:table-cell office:value-type="float" office:value="1101000">
            <text:p>110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54]);2))" office:value-type="string" office:string-value="0x6B">
            <text:p>0x6B</text:p>
          </table:table-cell>
          <table:table-cell office:value-type="string">
            <text:p>Transwitch </text:p>
          </table:table-cell>
          <table:table-cell office:value-type="float" office:value="1101011">
            <text:p>110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55]);2))" office:value-type="string" office:string-value="0x6D">
            <text:p>0x6D</text:p>
          </table:table-cell>
          <table:table-cell office:value-type="string">
            <text:p>Cannon </text:p>
          </table:table-cell>
          <table:table-cell office:value-type="float" office:value="1101101">
            <text:p>110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56]);2))" office:value-type="string" office:string-value="0x6E">
            <text:p>0x6E</text:p>
          </table:table-cell>
          <table:table-cell office:value-type="string">
            <text:p>Altera </text:p>
          </table:table-cell>
          <table:table-cell office:value-type="float" office:value="1101110">
            <text:p>110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57]);2))" office:value-type="string" office:string-value="0x70">
            <text:p>0x70</text:p>
          </table:table-cell>
          <table:table-cell office:value-type="string">
            <text:p>QUALCOMM </text:p>
          </table:table-cell>
          <table:table-cell office:value-type="float" office:value="1110000">
            <text:p>111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58]);2))" office:value-type="string" office:string-value="0x73">
            <text:p>0x73</text:p>
          </table:table-cell>
          <table:table-cell office:value-type="string">
            <text:p>AMS (Austria Micro) </text:p>
          </table:table-cell>
          <table:table-cell office:value-type="float" office:value="1110011">
            <text:p>111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59]);2))" office:value-type="string" office:string-value="0x75">
            <text:p>0x75</text:p>
          </table:table-cell>
          <table:table-cell office:value-type="string">
            <text:p>Aster Electronics </text:p>
          </table:table-cell>
          <table:table-cell office:value-type="float" office:value="1110101">
            <text:p>111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0]);2))" office:value-type="string" office:string-value="0x76">
            <text:p>0x76</text:p>
          </table:table-cell>
          <table:table-cell office:value-type="string">
            <text:p>Bay Networks (Synoptic) </text:p>
          </table:table-cell>
          <table:table-cell office:value-type="float" office:value="1110110">
            <text:p>111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61]);2))" office:value-type="string" office:string-value="0x79">
            <text:p>0x79</text:p>
          </table:table-cell>
          <table:table-cell office:value-type="string">
            <text:p>Thesys </text:p>
          </table:table-cell>
          <table:table-cell office:value-type="float" office:value="1111001">
            <text:p>111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62]);2))" office:value-type="string" office:string-value="0x7A">
            <text:p>0x7A</text:p>
          </table:table-cell>
          <table:table-cell office:value-type="string">
            <text:p>Solbourne Computer </text:p>
          </table:table-cell>
          <table:table-cell office:value-type="float" office:value="1111010">
            <text:p>111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3]);2))" office:value-type="string" office:string-value="0x7C">
            <text:p>0x7C</text:p>
          </table:table-cell>
          <table:table-cell office:value-type="string">
            <text:p>Dialog </text:p>
          </table:table-cell>
          <table:table-cell office:value-type="float" office:value="1111100">
            <text:p>111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4]);2))" office:value-type="string" office:string-value="0x83">
            <text:p>0x83</text:p>
          </table:table-cell>
          <table:table-cell office:value-type="string">
            <text:p>Fairchild </text:p>
          </table:table-cell>
          <table:table-cell office:value-type="float" office:value="10000011">
            <text:p>1000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5]);2))" office:value-type="string" office:string-value="0x85">
            <text:p>0x85</text:p>
          </table:table-cell>
          <table:table-cell office:value-type="string">
            <text:p>GTE </text:p>
          </table:table-cell>
          <table:table-cell office:value-type="float" office:value="10000101">
            <text:p>1000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6]);2))" office:value-type="string" office:string-value="0x86">
            <text:p>0x86</text:p>
          </table:table-cell>
          <table:table-cell office:value-type="string">
            <text:p>Harris </text:p>
          </table:table-cell>
          <table:table-cell office:value-type="float" office:value="10000110">
            <text:p>1000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7]);2))" office:value-type="string" office:string-value="0x89">
            <text:p>0x89</text:p>
          </table:table-cell>
          <table:table-cell office:value-type="string">
            <text:p>Intel </text:p>
          </table:table-cell>
          <table:table-cell office:value-type="float" office:value="10001001">
            <text:p>1000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8]);2))" office:value-type="string" office:string-value="0x8A">
            <text:p>0x8A</text:p>
          </table:table-cell>
          <table:table-cell office:value-type="string">
            <text:p>I.T.T. </text:p>
          </table:table-cell>
          <table:table-cell office:value-type="float" office:value="10001010">
            <text:p>1000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69]);2))" office:value-type="string" office:string-value="0x8C">
            <text:p>0x8C</text:p>
          </table:table-cell>
          <table:table-cell office:value-type="string">
            <text:p>Monolithic Memories </text:p>
          </table:table-cell>
          <table:table-cell office:value-type="float" office:value="10001100">
            <text:p>1000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0]);2))" office:value-type="string" office:string-value="0x8F">
            <text:p>0x8F</text:p>
          </table:table-cell>
          <table:table-cell office:value-type="string">
            <text:p>National </text:p>
          </table:table-cell>
          <table:table-cell office:value-type="float" office:value="10001111">
            <text:p>1000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1]);2))" office:value-type="string" office:string-value="0x91">
            <text:p>0x91</text:p>
          </table:table-cell>
          <table:table-cell office:value-type="string">
            <text:p>RCA </text:p>
          </table:table-cell>
          <table:table-cell office:value-type="float" office:value="10010001">
            <text:p>1001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2]);2))" office:value-type="string" office:string-value="0x92">
            <text:p>0x92</text:p>
          </table:table-cell>
          <table:table-cell office:value-type="string">
            <text:p>Raytheon </text:p>
          </table:table-cell>
          <table:table-cell office:value-type="float" office:value="10010010">
            <text:p>1001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73]);2))" office:value-type="string" office:string-value="0x94">
            <text:p>0x94</text:p>
          </table:table-cell>
          <table:table-cell office:value-type="string">
            <text:p>Seeq </text:p>
          </table:table-cell>
          <table:table-cell office:value-type="float" office:value="10010100">
            <text:p>1001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4]);2))" office:value-type="string" office:string-value="0x97">
            <text:p>0x97</text:p>
          </table:table-cell>
          <table:table-cell office:value-type="string">
            <text:p>Texas Instruments </text:p>
          </table:table-cell>
          <table:table-cell office:value-type="float" office:value="10010111">
            <text:p>1001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5]);2))" office:value-type="string" office:string-value="0x98">
            <text:p>0x98</text:p>
          </table:table-cell>
          <table:table-cell office:value-type="string">
            <text:p>Toshiba </text:p>
          </table:table-cell>
          <table:table-cell office:value-type="float" office:value="10011000">
            <text:p>1001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76]);2))" office:value-type="string" office:string-value="0x9B">
            <text:p>0x9B</text:p>
          </table:table-cell>
          <table:table-cell office:value-type="string">
            <text:p>Eurotechnique </text:p>
          </table:table-cell>
          <table:table-cell office:value-type="float" office:value="10011011">
            <text:p>1001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7]);2))" office:value-type="string" office:string-value="0x9D">
            <text:p>0x9D</text:p>
          </table:table-cell>
          <table:table-cell office:value-type="string">
            <text:p>Lucent (AT&amp;T) </text:p>
          </table:table-cell>
          <table:table-cell office:value-type="float" office:value="10011101">
            <text:p>1001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78]);2))" office:value-type="string" office:string-value="0x9E">
            <text:p>0x9E</text:p>
          </table:table-cell>
          <table:table-cell office:value-type="string">
            <text:p>Exel </text:p>
          </table:table-cell>
          <table:table-cell office:value-type="float" office:value="10011110">
            <text:p>1001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79]);2))" office:value-type="string" office:string-value="0xA1">
            <text:p>0xA1</text:p>
          </table:table-cell>
          <table:table-cell office:value-type="string">
            <text:p>Lattice Semi. </text:p>
          </table:table-cell>
          <table:table-cell office:value-type="float" office:value="10100001">
            <text:p>1010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0]);2))" office:value-type="string" office:string-value="0xA2">
            <text:p>0xA2</text:p>
          </table:table-cell>
          <table:table-cell office:value-type="string">
            <text:p>NCR </text:p>
          </table:table-cell>
          <table:table-cell office:value-type="float" office:value="10100010">
            <text:p>1010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1]);2))" office:value-type="string" office:string-value="0xA4">
            <text:p>0xA4</text:p>
          </table:table-cell>
          <table:table-cell office:value-type="string">
            <text:p>IBM </text:p>
          </table:table-cell>
          <table:table-cell office:value-type="float" office:value="10100100">
            <text:p>1010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2]);2))" office:value-type="string" office:string-value="0xA7">
            <text:p>0xA7</text:p>
          </table:table-cell>
          <table:table-cell office:value-type="string">
            <text:p>Intl. CMOS Technology </text:p>
          </table:table-cell>
          <table:table-cell office:value-type="float" office:value="10100111">
            <text:p>1010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3]);2))" office:value-type="string" office:string-value="0xA8">
            <text:p>0xA8</text:p>
          </table:table-cell>
          <table:table-cell office:value-type="string">
            <text:p>SSSI </text:p>
          </table:table-cell>
          <table:table-cell office:value-type="float" office:value="10101000">
            <text:p>1010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4]);2))" office:value-type="string" office:string-value="0xAB">
            <text:p>0xAB</text:p>
          </table:table-cell>
          <table:table-cell office:value-type="string">
            <text:p>VLSI </text:p>
          </table:table-cell>
          <table:table-cell office:value-type="float" office:value="10101011">
            <text:p>1010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5]);2))" office:value-type="string" office:string-value="0xAD">
            <text:p>0xAD</text:p>
          </table:table-cell>
          <table:table-cell office:value-type="string">
            <text:p>Hyundai Electronics </text:p>
          </table:table-cell>
          <table:table-cell office:value-type="float" office:value="10101101">
            <text:p>1010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6]);2))" office:value-type="string" office:string-value="0xAE">
            <text:p>0xAE</text:p>
          </table:table-cell>
          <table:table-cell office:value-type="string">
            <text:p>OKI Semiconductor </text:p>
          </table:table-cell>
          <table:table-cell office:value-type="float" office:value="10101110">
            <text:p>1010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7]);2))" office:value-type="string" office:string-value="0xB0">
            <text:p>0xB0</text:p>
          </table:table-cell>
          <table:table-cell office:value-type="string">
            <text:p>Sharp </text:p>
          </table:table-cell>
          <table:table-cell office:value-type="float" office:value="10110000">
            <text:p>1011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8]);2))" office:value-type="string" office:string-value="0xB3">
            <text:p>0xB3</text:p>
          </table:table-cell>
          <table:table-cell office:value-type="string">
            <text:p>IDT </text:p>
          </table:table-cell>
          <table:table-cell office:value-type="float" office:value="10110011">
            <text:p>1011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89]);2))" office:value-type="string" office:string-value="0xB5">
            <text:p>0xB5</text:p>
          </table:table-cell>
          <table:table-cell office:value-type="string">
            <text:p>DEC </text:p>
          </table:table-cell>
          <table:table-cell office:value-type="float" office:value="10110101">
            <text:p>1011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0]);2))" office:value-type="string" office:string-value="0xB6">
            <text:p>0xB6</text:p>
          </table:table-cell>
          <table:table-cell office:value-type="string">
            <text:p>LSI Logic </text:p>
          </table:table-cell>
          <table:table-cell office:value-type="float" office:value="10110110">
            <text:p>1011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1]);2))" office:value-type="string" office:string-value="0xB9">
            <text:p>0xB9</text:p>
          </table:table-cell>
          <table:table-cell office:value-type="string">
            <text:p>Thinking Machine </text:p>
          </table:table-cell>
          <table:table-cell office:value-type="float" office:value="10111001">
            <text:p>1011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92]);2))" office:value-type="string" office:string-value="0xBA">
            <text:p>0xBA</text:p>
          </table:table-cell>
          <table:table-cell office:value-type="string">
            <text:p>Thomson CSF </text:p>
          </table:table-cell>
          <table:table-cell office:value-type="float" office:value="10111010">
            <text:p>1011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3]);2))" office:value-type="string" office:string-value="0xBC">
            <text:p>0xBC</text:p>
          </table:table-cell>
          <table:table-cell office:value-type="string">
            <text:p>Honeywell </text:p>
          </table:table-cell>
          <table:table-cell office:value-type="float" office:value="10111100">
            <text:p>1011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4]);2))" office:value-type="string" office:string-value="0xBF">
            <text:p>0xBF</text:p>
          </table:table-cell>
          <table:table-cell office:value-type="string">
            <text:p>SST </text:p>
          </table:table-cell>
          <table:table-cell office:value-type="float" office:value="10111111">
            <text:p>1011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95]);2))" office:value-type="string" office:string-value="0xC1">
            <text:p>0xC1</text:p>
          </table:table-cell>
          <table:table-cell office:value-type="string">
            <text:p>Infineon (formerly Siemens) </text:p>
          </table:table-cell>
          <table:table-cell office:value-type="float" office:value="11000001">
            <text:p>1100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96]);2))" office:value-type="string" office:string-value="0xC2">
            <text:p>0xC2</text:p>
          </table:table-cell>
          <table:table-cell office:value-type="string">
            <text:p>Macronix </text:p>
          </table:table-cell>
          <table:table-cell office:value-type="float" office:value="11000010">
            <text:p>1100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7]);2))" office:value-type="string" office:string-value="0xC4">
            <text:p>0xC4</text:p>
          </table:table-cell>
          <table:table-cell office:value-type="string">
            <text:p>Plus Logic </text:p>
          </table:table-cell>
          <table:table-cell office:value-type="float" office:value="11000100">
            <text:p>1100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98]);2))" office:value-type="string" office:string-value="0xC7">
            <text:p>0xC7</text:p>
          </table:table-cell>
          <table:table-cell office:value-type="string">
            <text:p>European Silicon Str. </text:p>
          </table:table-cell>
          <table:table-cell office:value-type="float" office:value="11000111">
            <text:p>1100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99]);2))" office:value-type="string" office:string-value="0xC8">
            <text:p>0xC8</text:p>
          </table:table-cell>
          <table:table-cell office:value-type="string">
            <text:p>Apple Computer </text:p>
          </table:table-cell>
          <table:table-cell office:value-type="float" office:value="11001000">
            <text:p>1100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00]);2))" office:value-type="string" office:string-value="0xCB">
            <text:p>0xCB</text:p>
          </table:table-cell>
          <table:table-cell office:value-type="string">
            <text:p>Protocol Engines </text:p>
          </table:table-cell>
          <table:table-cell office:value-type="float" office:value="11001011">
            <text:p>1100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01]);2))" office:value-type="string" office:string-value="0xCD">
            <text:p>0xCD</text:p>
          </table:table-cell>
          <table:table-cell office:value-type="string">
            <text:p>Seiko Instruments </text:p>
          </table:table-cell>
          <table:table-cell office:value-type="float" office:value="11001101">
            <text:p>1100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02]);2))" office:value-type="string" office:string-value="0xCE">
            <text:p>0xCE</text:p>
          </table:table-cell>
          <table:table-cell office:value-type="string">
            <text:p>Samsung </text:p>
          </table:table-cell>
          <table:table-cell office:value-type="float" office:value="11001110">
            <text:p>1100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03]);2))" office:value-type="string" office:string-value="0xD0">
            <text:p>0xD0</text:p>
          </table:table-cell>
          <table:table-cell office:value-type="string">
            <text:p>Klic </text:p>
          </table:table-cell>
          <table:table-cell office:value-type="float" office:value="11010000">
            <text:p>1101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04]);2))" office:value-type="string" office:string-value="0xD3">
            <text:p>0xD3</text:p>
          </table:table-cell>
          <table:table-cell office:value-type="string">
            <text:p>Tandem </text:p>
          </table:table-cell>
          <table:table-cell office:value-type="float" office:value="11010011">
            <text:p>1101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05]);2))" office:value-type="string" office:string-value="0xD5">
            <text:p>0xD5</text:p>
          </table:table-cell>
          <table:table-cell office:value-type="string">
            <text:p>Intg. Silicon Solutions </text:p>
          </table:table-cell>
          <table:table-cell office:value-type="float" office:value="11010101">
            <text:p>1101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06]);2))" office:value-type="string" office:string-value="0xD6">
            <text:p>0xD6</text:p>
          </table:table-cell>
          <table:table-cell office:value-type="string">
            <text:p>Brooktree </text:p>
          </table:table-cell>
          <table:table-cell office:value-type="float" office:value="11010110">
            <text:p>1101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07]);2))" office:value-type="string" office:string-value="0xD9">
            <text:p>0xD9</text:p>
          </table:table-cell>
          <table:table-cell office:value-type="string">
            <text:p>Performance Semi. </text:p>
          </table:table-cell>
          <table:table-cell office:value-type="float" office:value="11011001">
            <text:p>1101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08]);2))" office:value-type="string" office:string-value="0xDA">
            <text:p>0xDA</text:p>
          </table:table-cell>
          <table:table-cell office:value-type="string">
            <text:p>Winbond Electronic </text:p>
          </table:table-cell>
          <table:table-cell office:value-type="float" office:value="11011010">
            <text:p>1101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09]);2))" office:value-type="string" office:string-value="0xDC">
            <text:p>0xDC</text:p>
          </table:table-cell>
          <table:table-cell office:value-type="string">
            <text:p>Bright Micro </text:p>
          </table:table-cell>
          <table:table-cell office:value-type="float" office:value="11011100">
            <text:p>1101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0]);2))" office:value-type="string" office:string-value="0xDF">
            <text:p>0xDF</text:p>
          </table:table-cell>
          <table:table-cell office:value-type="string">
            <text:p>PCMCIA </text:p>
          </table:table-cell>
          <table:table-cell office:value-type="float" office:value="11011111">
            <text:p>1101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1]);2))" office:value-type="string" office:string-value="0xE0">
            <text:p>0xE0</text:p>
          </table:table-cell>
          <table:table-cell office:value-type="string">
            <text:p>LG Semiconductor </text:p>
          </table:table-cell>
          <table:table-cell office:value-type="float" office:value="11100000">
            <text:p>11100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2]);2))" office:value-type="string" office:string-value="0xE3">
            <text:p>0xE3</text:p>
          </table:table-cell>
          <table:table-cell office:value-type="string">
            <text:p>Array Microsystems </text:p>
          </table:table-cell>
          <table:table-cell office:value-type="float" office:value="11100011">
            <text:p>11100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3]);2))" office:value-type="string" office:string-value="0xE5">
            <text:p>0xE5</text:p>
          </table:table-cell>
          <table:table-cell office:value-type="string">
            <text:p>Analog Devices </text:p>
          </table:table-cell>
          <table:table-cell office:value-type="float" office:value="11100101">
            <text:p>11100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4]);2))" office:value-type="string" office:string-value="0xE6">
            <text:p>0xE6</text:p>
          </table:table-cell>
          <table:table-cell office:value-type="string">
            <text:p>PMC-Sierra </text:p>
          </table:table-cell>
          <table:table-cell office:value-type="float" office:value="11100110">
            <text:p>11100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5]);2))" office:value-type="string" office:string-value="0xE9">
            <text:p>0xE9</text:p>
          </table:table-cell>
          <table:table-cell office:value-type="string">
            <text:p>Quality Semiconductor </text:p>
          </table:table-cell>
          <table:table-cell office:value-type="float" office:value="11101001">
            <text:p>11101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6]);2))" office:value-type="string" office:string-value="0xEA">
            <text:p>0xEA</text:p>
          </table:table-cell>
          <table:table-cell office:value-type="string">
            <text:p>Nimbus Technology </text:p>
          </table:table-cell>
          <table:table-cell office:value-type="float" office:value="11101010">
            <text:p>11101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17]);2))" office:value-type="string" office:string-value="0xEC">
            <text:p>0xEC</text:p>
          </table:table-cell>
          <table:table-cell office:value-type="string">
            <text:p>Micronas (ITT Intermetall) </text:p>
          </table:table-cell>
          <table:table-cell office:value-type="float" office:value="11101100">
            <text:p>11101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8]);2))" office:value-type="string" office:string-value="0xEF">
            <text:p>0xEF</text:p>
          </table:table-cell>
          <table:table-cell office:value-type="string">
            <text:p>NEXCOM </text:p>
          </table:table-cell>
          <table:table-cell office:value-type="float" office:value="11101111">
            <text:p>11101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19]);2))" office:value-type="string" office:string-value="0xF1">
            <text:p>0xF1</text:p>
          </table:table-cell>
          <table:table-cell office:value-type="string">
            <text:p>Sony </text:p>
          </table:table-cell>
          <table:table-cell office:value-type="float" office:value="11110001">
            <text:p>111100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20]);2))" office:value-type="string" office:string-value="0xF2">
            <text:p>0xF2</text:p>
          </table:table-cell>
          <table:table-cell office:value-type="string">
            <text:p>Cray Research </text:p>
          </table:table-cell>
          <table:table-cell office:value-type="float" office:value="11110010">
            <text:p>111100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21]);2))" office:value-type="string" office:string-value="0xF4">
            <text:p>0xF4</text:p>
          </table:table-cell>
          <table:table-cell office:value-type="string">
            <text:p>Vitesse </text:p>
          </table:table-cell>
          <table:table-cell office:value-type="float" office:value="11110100">
            <text:p>111101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table:formula="of:=CONCATENATE(&quot;0x&quot;;DEC2HEX(BIN2DEC([.C122]);2))" office:value-type="string" office:string-value="0xF7">
            <text:p>0xF7</text:p>
          </table:table-cell>
          <table:table-cell office:value-type="string">
            <text:p>Zentrum or ZMD </text:p>
          </table:table-cell>
          <table:table-cell office:value-type="float" office:value="11110111">
            <text:p>111101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23]);2))" office:value-type="string" office:string-value="0xF8">
            <text:p>0xF8</text:p>
          </table:table-cell>
          <table:table-cell office:value-type="string">
            <text:p>TRW </text:p>
          </table:table-cell>
          <table:table-cell office:value-type="float" office:value="11111000">
            <text:p>1111100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24]);2))" office:value-type="string" office:string-value="0xFB">
            <text:p>0xFB</text:p>
          </table:table-cell>
          <table:table-cell office:value-type="string">
            <text:p>Allied-Signal </text:p>
          </table:table-cell>
          <table:table-cell office:value-type="float" office:value="11111011">
            <text:p>1111101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25]);2))" office:value-type="string" office:string-value="0xFD">
            <text:p>0xFD</text:p>
          </table:table-cell>
          <table:table-cell office:value-type="string">
            <text:p>Media Vision </text:p>
          </table:table-cell>
          <table:table-cell office:value-type="float" office:value="11111101">
            <text:p>11111101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Default" table:formula="of:=CONCATENATE(&quot;0x&quot;;DEC2HEX(BIN2DEC([.C126]);2))" office:value-type="string" office:string-value="0xFE">
            <text:p>0xFE</text:p>
          </table:table-cell>
          <table:table-cell office:value-type="string">
            <text:p>Level One Communication </text:p>
          </table:table-cell>
          <table:table-cell office:value-type="float" office:value="11111110">
            <text:p>11111110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27]);2))" office:value-type="string" office:string-value="0x7F01">
            <text:p>0x7F01</text:p>
          </table:table-cell>
          <table:table-cell office:value-type="string">
            <text:p>Cirrus Logic </text:p>
          </table:table-cell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28]);2))" office:value-type="string" office:string-value="0x7F02">
            <text:p>0x7F02</text:p>
          </table:table-cell>
          <table:table-cell office:value-type="string">
            <text:p>National Instruments </text:p>
          </table:table-cell>
          <table:table-cell office:value-type="string">
            <text:p><text:s text:c="2"/></text:p>
          </table:table-cell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29]);2))" office:value-type="string" office:string-value="0x7F04">
            <text:p>0x7F04</text:p>
          </table:table-cell>
          <table:table-cell office:value-type="string">
            <text:p>Alcatel Mietec </text:p>
          </table:table-cell>
          <table:table-cell office:value-type="string">
            <text:p><text:s text:c="2"/></text:p>
          </table:table-cell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0]);2))" office:value-type="string" office:string-value="0x7F07">
            <text:p>0x7F07</text:p>
          </table:table-cell>
          <table:table-cell office:value-type="string">
            <text:p>JTAG Technologies </text:p>
          </table:table-cell>
          <table:table-cell office:value-type="string">
            <text:p><text:s text:c="2"/></text:p>
          </table:table-cell>
          <table:table-cell office:value-type="float" office:value="111">
            <text:p>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1]);2))" office:value-type="string" office:string-value="0x7F08">
            <text:p>0x7F08</text:p>
          </table:table-cell>
          <table:table-cell office:value-type="string">
            <text:p>Loral </text:p>
          </table:table-cell>
          <table:table-cell office:value-type="string">
            <text:p><text:s text:c="2"/></text:p>
          </table:table-cell>
          <table:table-cell office:value-type="float" office:value="1000">
            <text:p>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32]);2))" office:value-type="string" office:string-value="0x7F0B">
            <text:p>0x7F0B</text:p>
          </table:table-cell>
          <table:table-cell office:value-type="string">
            <text:p>Bestlink Systems </text:p>
          </table:table-cell>
          <table:table-cell office:value-type="string">
            <text:p><text:s text:c="2"/></text:p>
          </table:table-cell>
          <table:table-cell office:value-type="float" office:value="1011">
            <text:p>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3]);2))" office:value-type="string" office:string-value="0x7F0D">
            <text:p>0x7F0D</text:p>
          </table:table-cell>
          <table:table-cell office:value-type="string">
            <text:p>GENNUM </text:p>
          </table:table-cell>
          <table:table-cell office:value-type="string">
            <text:p><text:s text:c="2"/></text:p>
          </table:table-cell>
          <table:table-cell office:value-type="float" office:value="1101">
            <text:p>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34]);2))" office:value-type="string" office:string-value="0x7F0E">
            <text:p>0x7F0E</text:p>
          </table:table-cell>
          <table:table-cell office:value-type="string">
            <text:p>VideoLogic </text:p>
          </table:table-cell>
          <table:table-cell office:value-type="string">
            <text:p><text:s text:c="2"/></text:p>
          </table:table-cell>
          <table:table-cell office:value-type="float" office:value="1110">
            <text:p>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5]);2))" office:value-type="string" office:string-value="0x7F10">
            <text:p>0x7F10</text:p>
          </table:table-cell>
          <table:table-cell office:value-type="string">
            <text:p>Chip Express </text:p>
          </table:table-cell>
          <table:table-cell office:value-type="string">
            <text:p><text:s text:c="2"/></text:p>
          </table:table-cell>
          <table:table-cell office:value-type="float" office:value="10000">
            <text:p>1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6]);2))" office:value-type="string" office:string-value="0x7F13">
            <text:p>0x7F13</text:p>
          </table:table-cell>
          <table:table-cell office:value-type="string">
            <text:p>TCSI </text:p>
          </table:table-cell>
          <table:table-cell office:value-type="string">
            <text:p><text:s text:c="2"/></text:p>
          </table:table-cell>
          <table:table-cell office:value-type="float" office:value="10011">
            <text:p>1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7]);2))" office:value-type="string" office:string-value="0x7F15">
            <text:p>0x7F15</text:p>
          </table:table-cell>
          <table:table-cell office:value-type="string">
            <text:p>Hughes Aircraft </text:p>
          </table:table-cell>
          <table:table-cell office:value-type="string">
            <text:p><text:s text:c="2"/></text:p>
          </table:table-cell>
          <table:table-cell office:value-type="float" office:value="10101">
            <text:p>1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38]);2))" office:value-type="string" office:string-value="0x7F16">
            <text:p>0x7F16</text:p>
          </table:table-cell>
          <table:table-cell office:value-type="string">
            <text:p>Lanstar Semiconductor </text:p>
          </table:table-cell>
          <table:table-cell office:value-type="string">
            <text:p><text:s text:c="2"/></text:p>
          </table:table-cell>
          <table:table-cell office:value-type="float" office:value="10110">
            <text:p>1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39]);2))" office:value-type="string" office:string-value="0x7F19">
            <text:p>0x7F19</text:p>
          </table:table-cell>
          <table:table-cell office:value-type="string">
            <text:p>Music Semi </text:p>
          </table:table-cell>
          <table:table-cell office:value-type="string">
            <text:p><text:s text:c="2"/></text:p>
          </table:table-cell>
          <table:table-cell office:value-type="float" office:value="11001">
            <text:p>1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40]);2))" office:value-type="string" office:string-value="0x7F1A">
            <text:p>0x7F1A</text:p>
          </table:table-cell>
          <table:table-cell office:value-type="string">
            <text:p>Ericsson Components </text:p>
          </table:table-cell>
          <table:table-cell office:value-type="string">
            <text:p><text:s text:c="2"/></text:p>
          </table:table-cell>
          <table:table-cell office:value-type="float" office:value="11010">
            <text:p>1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41]);2))" office:value-type="string" office:string-value="0x7F1C">
            <text:p>0x7F1C</text:p>
          </table:table-cell>
          <table:table-cell office:value-type="string">
            <text:p>Eon Silicon Devices </text:p>
          </table:table-cell>
          <table:table-cell office:value-type="string">
            <text:p><text:s text:c="2"/></text:p>
          </table:table-cell>
          <table:table-cell office:value-type="float" office:value="11100">
            <text:p>1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42]);2))" office:value-type="string" office:string-value="0x7F1F">
            <text:p>0x7F1F</text:p>
          </table:table-cell>
          <table:table-cell office:value-type="string">
            <text:p>Integ. Memories Tech. </text:p>
          </table:table-cell>
          <table:table-cell office:value-type="string">
            <text:p><text:s text:c="2"/></text:p>
          </table:table-cell>
          <table:table-cell office:value-type="float" office:value="11111">
            <text:p>1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43]);2))" office:value-type="string" office:string-value="0x7F20">
            <text:p>0x7F20</text:p>
          </table:table-cell>
          <table:table-cell office:value-type="string">
            <text:p>Corollary Inc. </text:p>
          </table:table-cell>
          <table:table-cell office:value-type="string">
            <text:p><text:s text:c="2"/></text:p>
          </table:table-cell>
          <table:table-cell office:value-type="float" office:value="100000">
            <text:p>10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44]);2))" office:value-type="string" office:string-value="0x7F23">
            <text:p>0x7F23</text:p>
          </table:table-cell>
          <table:table-cell office:value-type="string">
            <text:p>EIV (Switzerland) </text:p>
          </table:table-cell>
          <table:table-cell office:value-type="string">
            <text:p><text:s text:c="2"/></text:p>
          </table:table-cell>
          <table:table-cell office:value-type="float" office:value="100011">
            <text:p>10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45]);2))" office:value-type="string" office:string-value="0x7F25">
            <text:p>0x7F25</text:p>
          </table:table-cell>
          <table:table-cell office:value-type="string">
            <text:p>Zarlink (formerly Mitel) </text:p>
          </table:table-cell>
          <table:table-cell office:value-type="string">
            <text:p><text:s text:c="2"/></text:p>
          </table:table-cell>
          <table:table-cell office:value-type="float" office:value="100101">
            <text:p>10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46]);2))" office:value-type="string" office:string-value="0x7F26">
            <text:p>0x7F26</text:p>
          </table:table-cell>
          <table:table-cell office:value-type="string">
            <text:p>Clearpoint </text:p>
          </table:table-cell>
          <table:table-cell office:value-type="string">
            <text:p><text:s text:c="2"/></text:p>
          </table:table-cell>
          <table:table-cell office:value-type="float" office:value="100110">
            <text:p>10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47]);2))" office:value-type="string" office:string-value="0x7F29">
            <text:p>0x7F29</text:p>
          </table:table-cell>
          <table:table-cell office:value-type="string">
            <text:p>Vanguard </text:p>
          </table:table-cell>
          <table:table-cell office:value-type="string">
            <text:p><text:s text:c="2"/></text:p>
          </table:table-cell>
          <table:table-cell office:value-type="float" office:value="101001">
            <text:p>10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48]);2))" office:value-type="string" office:string-value="0x7F2A">
            <text:p>0x7F2A</text:p>
          </table:table-cell>
          <table:table-cell office:value-type="string">
            <text:p>Hagiwara Sys-Com </text:p>
          </table:table-cell>
          <table:table-cell office:value-type="string">
            <text:p><text:s text:c="2"/></text:p>
          </table:table-cell>
          <table:table-cell office:value-type="float" office:value="101010">
            <text:p>10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49]);2))" office:value-type="string" office:string-value="0x7F2C">
            <text:p>0x7F2C</text:p>
          </table:table-cell>
          <table:table-cell office:value-type="string">
            <text:p>Celestica </text:p>
          </table:table-cell>
          <table:table-cell office:value-type="string">
            <text:p><text:s text:c="2"/></text:p>
          </table:table-cell>
          <table:table-cell office:value-type="float" office:value="101100">
            <text:p>10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0]);2))" office:value-type="string" office:string-value="0x7F2F">
            <text:p>0x7F2F</text:p>
          </table:table-cell>
          <table:table-cell office:value-type="string">
            <text:p>Rohm Company Ltd. </text:p>
          </table:table-cell>
          <table:table-cell office:value-type="string">
            <text:p><text:s text:c="2"/></text:p>
          </table:table-cell>
          <table:table-cell office:value-type="float" office:value="101111">
            <text:p>10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51]);2))" office:value-type="string" office:string-value="0x7F31">
            <text:p>0x7F31</text:p>
          </table:table-cell>
          <table:table-cell office:value-type="string">
            <text:p>Libit Signal Processing </text:p>
          </table:table-cell>
          <table:table-cell office:value-type="string">
            <text:p><text:s text:c="2"/></text:p>
          </table:table-cell>
          <table:table-cell office:value-type="float" office:value="110001">
            <text:p>11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2]);2))" office:value-type="string" office:string-value="0x7F32">
            <text:p>0x7F32</text:p>
          </table:table-cell>
          <table:table-cell office:value-type="string">
            <text:p>Enhanced Memories Inc. </text:p>
          </table:table-cell>
          <table:table-cell office:value-type="string">
            <text:p><text:s text:c="2"/></text:p>
          </table:table-cell>
          <table:table-cell office:value-type="float" office:value="110010">
            <text:p>11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53]);2))" office:value-type="string" office:string-value="0x7F34">
            <text:p>0x7F34</text:p>
          </table:table-cell>
          <table:table-cell office:value-type="string">
            <text:p>Adaptec Inc. </text:p>
          </table:table-cell>
          <table:table-cell office:value-type="string">
            <text:p><text:s text:c="2"/></text:p>
          </table:table-cell>
          <table:table-cell office:value-type="float" office:value="110100">
            <text:p>11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4]);2))" office:value-type="string" office:string-value="0x7F37">
            <text:p>0x7F37</text:p>
          </table:table-cell>
          <table:table-cell office:value-type="string">
            <text:p>AMIC Technology </text:p>
          </table:table-cell>
          <table:table-cell office:value-type="string">
            <text:p><text:s text:c="2"/></text:p>
          </table:table-cell>
          <table:table-cell office:value-type="float" office:value="110111">
            <text:p>11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5]);2))" office:value-type="string" office:string-value="0x7F38">
            <text:p>0x7F38</text:p>
          </table:table-cell>
          <table:table-cell office:value-type="string">
            <text:p>Adobe Systems </text:p>
          </table:table-cell>
          <table:table-cell office:value-type="string">
            <text:p><text:s text:c="2"/></text:p>
          </table:table-cell>
          <table:table-cell office:value-type="float" office:value="111000">
            <text:p>11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6]);2))" office:value-type="string" office:string-value="0x7F3B">
            <text:p>0x7F3B</text:p>
          </table:table-cell>
          <table:table-cell office:value-type="string">
            <text:p>Newport Digital </text:p>
          </table:table-cell>
          <table:table-cell office:value-type="string">
            <text:p><text:s text:c="2"/></text:p>
          </table:table-cell>
          <table:table-cell office:value-type="float" office:value="111011">
            <text:p>11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7]);2))" office:value-type="string" office:string-value="0x7F3D">
            <text:p>0x7F3D</text:p>
          </table:table-cell>
          <table:table-cell office:value-type="string">
            <text:p>T Square </text:p>
          </table:table-cell>
          <table:table-cell office:value-type="string">
            <text:p><text:s text:c="2"/></text:p>
          </table:table-cell>
          <table:table-cell office:value-type="float" office:value="111101">
            <text:p>11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8]);2))" office:value-type="string" office:string-value="0x7F3E">
            <text:p>0x7F3E</text:p>
          </table:table-cell>
          <table:table-cell office:value-type="string">
            <text:p>Seiko Epson </text:p>
          </table:table-cell>
          <table:table-cell office:value-type="string">
            <text:p><text:s text:c="2"/></text:p>
          </table:table-cell>
          <table:table-cell office:value-type="float" office:value="111110">
            <text:p>11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59]);2))" office:value-type="string" office:string-value="0x7F40">
            <text:p>0x7F40</text:p>
          </table:table-cell>
          <table:table-cell office:value-type="string">
            <text:p>Viking Components </text:p>
          </table:table-cell>
          <table:table-cell office:value-type="string">
            <text:p><text:s text:c="2"/></text:p>
          </table:table-cell>
          <table:table-cell office:value-type="float" office:value="1000000">
            <text:p>100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60]);2))" office:value-type="string" office:string-value="0x7F43">
            <text:p>0x7F43</text:p>
          </table:table-cell>
          <table:table-cell office:value-type="string">
            <text:p>Suwa Electronics </text:p>
          </table:table-cell>
          <table:table-cell office:value-type="string">
            <text:p><text:s text:c="2"/></text:p>
          </table:table-cell>
          <table:table-cell office:value-type="float" office:value="1000011">
            <text:p>100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61]);2))" office:value-type="string" office:string-value="0x7F45">
            <text:p>0x7F45</text:p>
          </table:table-cell>
          <table:table-cell office:value-type="string">
            <text:p>Micron CMS </text:p>
          </table:table-cell>
          <table:table-cell office:value-type="string">
            <text:p><text:s text:c="2"/></text:p>
          </table:table-cell>
          <table:table-cell office:value-type="float" office:value="1000101">
            <text:p>100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62]);2))" office:value-type="string" office:string-value="0x7F46">
            <text:p>0x7F46</text:p>
          </table:table-cell>
          <table:table-cell office:value-type="string">
            <text:p>American Computer &amp; Digital Components Inc </text:p>
          </table:table-cell>
          <table:table-cell office:value-type="string">
            <text:p><text:s text:c="2"/></text:p>
          </table:table-cell>
          <table:table-cell office:value-type="float" office:value="1000110">
            <text:p>100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63]);2))" office:value-type="string" office:string-value="0x7F49">
            <text:p>0x7F49</text:p>
          </table:table-cell>
          <table:table-cell office:value-type="string">
            <text:p>CPU Design </text:p>
          </table:table-cell>
          <table:table-cell office:value-type="string">
            <text:p><text:s text:c="2"/></text:p>
          </table:table-cell>
          <table:table-cell office:value-type="float" office:value="1001001">
            <text:p>100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64]);2))" office:value-type="string" office:string-value="0x7F4A">
            <text:p>0x7F4A</text:p>
          </table:table-cell>
          <table:table-cell office:value-type="string">
            <text:p>Price Point </text:p>
          </table:table-cell>
          <table:table-cell office:value-type="string">
            <text:p><text:s text:c="2"/></text:p>
          </table:table-cell>
          <table:table-cell office:value-type="float" office:value="1001010">
            <text:p>100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65]);2))" office:value-type="string" office:string-value="0x7F4C">
            <text:p>0x7F4C</text:p>
          </table:table-cell>
          <table:table-cell office:value-type="string">
            <text:p>Tellabs </text:p>
          </table:table-cell>
          <table:table-cell office:value-type="string">
            <text:p><text:s text:c="2"/></text:p>
          </table:table-cell>
          <table:table-cell office:value-type="float" office:value="1001100">
            <text:p>100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66]);2))" office:value-type="string" office:string-value="0x7F4F">
            <text:p>0x7F4F</text:p>
          </table:table-cell>
          <table:table-cell office:value-type="string">
            <text:p>Transcend Information </text:p>
          </table:table-cell>
          <table:table-cell office:value-type="string">
            <text:p><text:s text:c="2"/></text:p>
          </table:table-cell>
          <table:table-cell office:value-type="float" office:value="1001111">
            <text:p>100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67]);2))" office:value-type="string" office:string-value="0x7F51">
            <text:p>0x7F51</text:p>
          </table:table-cell>
          <table:table-cell office:value-type="string">
            <text:p>CKD Corporation Ltd. </text:p>
          </table:table-cell>
          <table:table-cell office:value-type="string">
            <text:p><text:s text:c="2"/></text:p>
          </table:table-cell>
          <table:table-cell office:value-type="float" office:value="1010001">
            <text:p>101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68]);2))" office:value-type="string" office:string-value="0x7F52">
            <text:p>0x7F52</text:p>
          </table:table-cell>
          <table:table-cell office:value-type="string">
            <text:p>Capital Instruments, Inc. </text:p>
          </table:table-cell>
          <table:table-cell office:value-type="string">
            <text:p><text:s text:c="2"/></text:p>
          </table:table-cell>
          <table:table-cell office:value-type="float" office:value="1010010">
            <text:p>101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69]);2))" office:value-type="string" office:string-value="0x7F54">
            <text:p>0x7F54</text:p>
          </table:table-cell>
          <table:table-cell office:value-type="string">
            <text:p>Linvex Technology </text:p>
          </table:table-cell>
          <table:table-cell office:value-type="string">
            <text:p><text:s text:c="2"/></text:p>
          </table:table-cell>
          <table:table-cell office:value-type="float" office:value="1010100">
            <text:p>101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70]);2))" office:value-type="string" office:string-value="0x7F57">
            <text:p>0x7F57</text:p>
          </table:table-cell>
          <table:table-cell office:value-type="string">
            <text:p>Dynamem, Inc. </text:p>
          </table:table-cell>
          <table:table-cell office:value-type="string">
            <text:p><text:s text:c="2"/></text:p>
          </table:table-cell>
          <table:table-cell office:value-type="float" office:value="1010111">
            <text:p>101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71]);2))" office:value-type="string" office:string-value="0x7F58">
            <text:p>0x7F58</text:p>
          </table:table-cell>
          <table:table-cell office:value-type="string">
            <text:p>NERA ASA </text:p>
          </table:table-cell>
          <table:table-cell office:value-type="string">
            <text:p><text:s text:c="2"/></text:p>
          </table:table-cell>
          <table:table-cell office:value-type="float" office:value="1011000">
            <text:p>101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72]);2))" office:value-type="string" office:string-value="0x7F5B">
            <text:p>0x7F5B</text:p>
          </table:table-cell>
          <table:table-cell office:value-type="string">
            <text:p>Acorn Computers </text:p>
          </table:table-cell>
          <table:table-cell office:value-type="string">
            <text:p><text:s text:c="2"/></text:p>
          </table:table-cell>
          <table:table-cell office:value-type="float" office:value="1011011">
            <text:p>101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73]);2))" office:value-type="string" office:string-value="0x7F5D">
            <text:p>0x7F5D</text:p>
          </table:table-cell>
          <table:table-cell office:value-type="string">
            <text:p>Oak Technology, Inc. </text:p>
          </table:table-cell>
          <table:table-cell office:value-type="string">
            <text:p><text:s text:c="2"/></text:p>
          </table:table-cell>
          <table:table-cell office:value-type="float" office:value="1011101">
            <text:p>101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74]);2))" office:value-type="string" office:string-value="0x7F5E">
            <text:p>0x7F5E</text:p>
          </table:table-cell>
          <table:table-cell office:value-type="string">
            <text:p>Itec Memory </text:p>
          </table:table-cell>
          <table:table-cell office:value-type="string">
            <text:p><text:s text:c="2"/></text:p>
          </table:table-cell>
          <table:table-cell office:value-type="float" office:value="1011110">
            <text:p>101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75]);2))" office:value-type="string" office:string-value="0x7F61">
            <text:p>0x7F61</text:p>
          </table:table-cell>
          <table:table-cell office:value-type="string">
            <text:p>Wintec Industries </text:p>
          </table:table-cell>
          <table:table-cell office:value-type="string">
            <text:p><text:s text:c="2"/></text:p>
          </table:table-cell>
          <table:table-cell office:value-type="float" office:value="1100001">
            <text:p>110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76]);2))" office:value-type="string" office:string-value="0x7F62">
            <text:p>0x7F62</text:p>
          </table:table-cell>
          <table:table-cell office:value-type="string">
            <text:p>Super PC Memory </text:p>
          </table:table-cell>
          <table:table-cell office:value-type="string">
            <text:p><text:s text:c="2"/></text:p>
          </table:table-cell>
          <table:table-cell office:value-type="float" office:value="1100010">
            <text:p>110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77]);2))" office:value-type="string" office:string-value="0x7F64">
            <text:p>0x7F64</text:p>
          </table:table-cell>
          <table:table-cell office:value-type="string">
            <text:p>Galvantech </text:p>
          </table:table-cell>
          <table:table-cell office:value-type="string">
            <text:p><text:s text:c="2"/></text:p>
          </table:table-cell>
          <table:table-cell office:value-type="float" office:value="1100100">
            <text:p>110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78]);2))" office:value-type="string" office:string-value="0x7F67">
            <text:p>0x7F67</text:p>
          </table:table-cell>
          <table:table-cell office:value-type="string">
            <text:p>GateField </text:p>
          </table:table-cell>
          <table:table-cell office:value-type="string">
            <text:p><text:s text:c="2"/></text:p>
          </table:table-cell>
          <table:table-cell office:value-type="float" office:value="1100111">
            <text:p>110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79]);2))" office:value-type="string" office:string-value="0x7F68">
            <text:p>0x7F68</text:p>
          </table:table-cell>
          <table:table-cell office:value-type="string">
            <text:p>Integrated Memory System </text:p>
          </table:table-cell>
          <table:table-cell office:value-type="string">
            <text:p><text:s text:c="2"/></text:p>
          </table:table-cell>
          <table:table-cell office:value-type="float" office:value="1101000">
            <text:p>110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80]);2))" office:value-type="string" office:string-value="0x7F6B">
            <text:p>0x7F6B</text:p>
          </table:table-cell>
          <table:table-cell office:value-type="string">
            <text:p>Goldenram </text:p>
          </table:table-cell>
          <table:table-cell office:value-type="string">
            <text:p><text:s text:c="2"/></text:p>
          </table:table-cell>
          <table:table-cell office:value-type="float" office:value="1101011">
            <text:p>110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81]);2))" office:value-type="string" office:string-value="0x7F6D">
            <text:p>0x7F6D</text:p>
          </table:table-cell>
          <table:table-cell office:value-type="string">
            <text:p>Cimaron Communications </text:p>
          </table:table-cell>
          <table:table-cell office:value-type="string">
            <text:p><text:s text:c="2"/></text:p>
          </table:table-cell>
          <table:table-cell office:value-type="float" office:value="1101101">
            <text:p>110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82]);2))" office:value-type="string" office:string-value="0x7F6E">
            <text:p>0x7F6E</text:p>
          </table:table-cell>
          <table:table-cell office:value-type="string">
            <text:p>Nippon Steel Semi. Corp. </text:p>
          </table:table-cell>
          <table:table-cell office:value-type="string">
            <text:p><text:s text:c="2"/></text:p>
          </table:table-cell>
          <table:table-cell office:value-type="float" office:value="1101110">
            <text:p>110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83]);2))" office:value-type="string" office:string-value="0x7F70">
            <text:p>0x7F70</text:p>
          </table:table-cell>
          <table:table-cell office:value-type="string">
            <text:p>AMCC </text:p>
          </table:table-cell>
          <table:table-cell office:value-type="string">
            <text:p><text:s text:c="2"/></text:p>
          </table:table-cell>
          <table:table-cell office:value-type="float" office:value="1110000">
            <text:p>111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84]);2))" office:value-type="string" office:string-value="0x7F73">
            <text:p>0x7F73</text:p>
          </table:table-cell>
          <table:table-cell office:value-type="string">
            <text:p>Digital Microwave </text:p>
          </table:table-cell>
          <table:table-cell office:value-type="string">
            <text:p><text:s text:c="2"/></text:p>
          </table:table-cell>
          <table:table-cell office:value-type="float" office:value="1110011">
            <text:p>111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85]);2))" office:value-type="string" office:string-value="0x7F75">
            <text:p>0x7F75</text:p>
          </table:table-cell>
          <table:table-cell office:value-type="string">
            <text:p>MIMOS Semiconductor </text:p>
          </table:table-cell>
          <table:table-cell office:value-type="string">
            <text:p><text:s text:c="2"/></text:p>
          </table:table-cell>
          <table:table-cell office:value-type="float" office:value="1110101">
            <text:p>111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86]);2))" office:value-type="string" office:string-value="0x7F76">
            <text:p>0x7F76</text:p>
          </table:table-cell>
          <table:table-cell office:value-type="string">
            <text:p>Advanced Fibre </text:p>
          </table:table-cell>
          <table:table-cell office:value-type="string">
            <text:p><text:s text:c="2"/></text:p>
          </table:table-cell>
          <table:table-cell office:value-type="float" office:value="1110110">
            <text:p>111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87]);2))" office:value-type="string" office:string-value="0x7F79">
            <text:p>0x7F79</text:p>
          </table:table-cell>
          <table:table-cell office:value-type="string">
            <text:p>Acbel Polytech Inc. </text:p>
          </table:table-cell>
          <table:table-cell office:value-type="string">
            <text:p><text:s text:c="2"/></text:p>
          </table:table-cell>
          <table:table-cell office:value-type="float" office:value="1111001">
            <text:p>111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88]);2))" office:value-type="string" office:string-value="0x7F7A">
            <text:p>0x7F7A</text:p>
          </table:table-cell>
          <table:table-cell office:value-type="string">
            <text:p>Apacer Technology </text:p>
          </table:table-cell>
          <table:table-cell office:value-type="string">
            <text:p><text:s text:c="2"/></text:p>
          </table:table-cell>
          <table:table-cell office:value-type="float" office:value="1111010">
            <text:p>111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89]);2))" office:value-type="string" office:string-value="0x7F7C">
            <text:p>0x7F7C</text:p>
          </table:table-cell>
          <table:table-cell office:value-type="string">
            <text:p>FOXCONN </text:p>
          </table:table-cell>
          <table:table-cell office:value-type="string">
            <text:p><text:s text:c="2"/></text:p>
          </table:table-cell>
          <table:table-cell office:value-type="float" office:value="1111100">
            <text:p>111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90]);2))" office:value-type="string" office:string-value="0x7F83">
            <text:p>0x7F83</text:p>
          </table:table-cell>
          <table:table-cell office:value-type="string">
            <text:p>ILC Data Device </text:p>
          </table:table-cell>
          <table:table-cell office:value-type="string">
            <text:p><text:s text:c="2"/></text:p>
          </table:table-cell>
          <table:table-cell office:value-type="float" office:value="10000011">
            <text:p>1000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91]);2))" office:value-type="string" office:string-value="0x7F85">
            <text:p>0x7F85</text:p>
          </table:table-cell>
          <table:table-cell office:value-type="string">
            <text:p>Micro Linear </text:p>
          </table:table-cell>
          <table:table-cell office:value-type="string">
            <text:p><text:s text:c="2"/></text:p>
          </table:table-cell>
          <table:table-cell office:value-type="float" office:value="10000101">
            <text:p>1000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92]);2))" office:value-type="string" office:string-value="0x7F86">
            <text:p>0x7F86</text:p>
          </table:table-cell>
          <table:table-cell office:value-type="string">
            <text:p>Univ. Of NC </text:p>
          </table:table-cell>
          <table:table-cell office:value-type="string">
            <text:p><text:s text:c="2"/></text:p>
          </table:table-cell>
          <table:table-cell office:value-type="float" office:value="10000110">
            <text:p>1000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93]);2))" office:value-type="string" office:string-value="0x7F89">
            <text:p>0x7F89</text:p>
          </table:table-cell>
          <table:table-cell office:value-type="string">
            <text:p>Nchip </text:p>
          </table:table-cell>
          <table:table-cell office:value-type="string">
            <text:p><text:s text:c="2"/></text:p>
          </table:table-cell>
          <table:table-cell office:value-type="float" office:value="10001001">
            <text:p>1000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94]);2))" office:value-type="string" office:string-value="0x7F8A">
            <text:p>0x7F8A</text:p>
          </table:table-cell>
          <table:table-cell office:value-type="string">
            <text:p>Galileo Tech </text:p>
          </table:table-cell>
          <table:table-cell office:value-type="string">
            <text:p><text:s text:c="2"/></text:p>
          </table:table-cell>
          <table:table-cell office:value-type="float" office:value="10001010">
            <text:p>1000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95]);2))" office:value-type="string" office:string-value="0x7F8C">
            <text:p>0x7F8C</text:p>
          </table:table-cell>
          <table:table-cell office:value-type="string">
            <text:p>Graychip </text:p>
          </table:table-cell>
          <table:table-cell office:value-type="string">
            <text:p><text:s text:c="2"/></text:p>
          </table:table-cell>
          <table:table-cell office:value-type="float" office:value="10001100">
            <text:p>1000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96]);2))" office:value-type="string" office:string-value="0x7F8F">
            <text:p>0x7F8F</text:p>
          </table:table-cell>
          <table:table-cell office:value-type="string">
            <text:p>Robert Bosch </text:p>
          </table:table-cell>
          <table:table-cell office:value-type="string">
            <text:p><text:s text:c="2"/></text:p>
          </table:table-cell>
          <table:table-cell office:value-type="float" office:value="10001111">
            <text:p>1000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97]);2))" office:value-type="string" office:string-value="0x7F91">
            <text:p>0x7F91</text:p>
          </table:table-cell>
          <table:table-cell office:value-type="string">
            <text:p>DATARAM </text:p>
          </table:table-cell>
          <table:table-cell office:value-type="string">
            <text:p><text:s text:c="2"/></text:p>
          </table:table-cell>
          <table:table-cell office:value-type="float" office:value="10010001">
            <text:p>1001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198]);2))" office:value-type="string" office:string-value="0x7F92">
            <text:p>0x7F92</text:p>
          </table:table-cell>
          <table:table-cell office:value-type="string">
            <text:p>United Microelec Corp. </text:p>
          </table:table-cell>
          <table:table-cell office:value-type="string">
            <text:p><text:s text:c="2"/></text:p>
          </table:table-cell>
          <table:table-cell office:value-type="float" office:value="10010010">
            <text:p>1001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199]);2))" office:value-type="string" office:string-value="0x7F94">
            <text:p>0x7F94</text:p>
          </table:table-cell>
          <table:table-cell office:value-type="string">
            <text:p>Smart Modular </text:p>
          </table:table-cell>
          <table:table-cell office:value-type="string">
            <text:p><text:s text:c="2"/></text:p>
          </table:table-cell>
          <table:table-cell office:value-type="float" office:value="10010100">
            <text:p>1001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00]);2))" office:value-type="string" office:string-value="0x7F97">
            <text:p>0x7F97</text:p>
          </table:table-cell>
          <table:table-cell office:value-type="string">
            <text:p>Qlogic </text:p>
          </table:table-cell>
          <table:table-cell office:value-type="string">
            <text:p><text:s text:c="2"/></text:p>
          </table:table-cell>
          <table:table-cell office:value-type="float" office:value="10010111">
            <text:p>1001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01]);2))" office:value-type="string" office:string-value="0x7F98">
            <text:p>0x7F98</text:p>
          </table:table-cell>
          <table:table-cell office:value-type="string">
            <text:p>Kingston </text:p>
          </table:table-cell>
          <table:table-cell office:value-type="string">
            <text:p><text:s text:c="2"/></text:p>
          </table:table-cell>
          <table:table-cell office:value-type="float" office:value="10011000">
            <text:p>1001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02]);2))" office:value-type="string" office:string-value="0x7F9B">
            <text:p>0x7F9B</text:p>
          </table:table-cell>
          <table:table-cell office:value-type="string">
            <text:p>SpaSE </text:p>
          </table:table-cell>
          <table:table-cell office:value-type="string">
            <text:p><text:s text:c="2"/></text:p>
          </table:table-cell>
          <table:table-cell office:value-type="float" office:value="10011011">
            <text:p>1001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03]);2))" office:value-type="string" office:string-value="0x7F9D">
            <text:p>0x7F9D</text:p>
          </table:table-cell>
          <table:table-cell office:value-type="string">
            <text:p>Programmable Micro Corp </text:p>
          </table:table-cell>
          <table:table-cell office:value-type="string">
            <text:p><text:s text:c="2"/></text:p>
          </table:table-cell>
          <table:table-cell office:value-type="float" office:value="10011101">
            <text:p>1001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04]);2))" office:value-type="string" office:string-value="0x7F9E">
            <text:p>0x7F9E</text:p>
          </table:table-cell>
          <table:table-cell office:value-type="string">
            <text:p>DoD </text:p>
          </table:table-cell>
          <table:table-cell office:value-type="string">
            <text:p><text:s text:c="2"/></text:p>
          </table:table-cell>
          <table:table-cell office:value-type="float" office:value="10011110">
            <text:p>1001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05]);2))" office:value-type="string" office:string-value="0x7FA1">
            <text:p>0x7FA1</text:p>
          </table:table-cell>
          <table:table-cell office:value-type="string">
            <text:p>Dallas Semiconductor </text:p>
          </table:table-cell>
          <table:table-cell office:value-type="string">
            <text:p><text:s text:c="2"/></text:p>
          </table:table-cell>
          <table:table-cell office:value-type="float" office:value="10100001">
            <text:p>1010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06]);2))" office:value-type="string" office:string-value="0x7FA2">
            <text:p>0x7FA2</text:p>
          </table:table-cell>
          <table:table-cell office:value-type="string">
            <text:p>Omnivision </text:p>
          </table:table-cell>
          <table:table-cell office:value-type="string">
            <text:p><text:s text:c="2"/></text:p>
          </table:table-cell>
          <table:table-cell office:value-type="float" office:value="10100010">
            <text:p>1010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07]);2))" office:value-type="string" office:string-value="0x7FA4">
            <text:p>0x7FA4</text:p>
          </table:table-cell>
          <table:table-cell office:value-type="string">
            <text:p>Novatel Wireless </text:p>
          </table:table-cell>
          <table:table-cell office:value-type="string">
            <text:p><text:s text:c="2"/></text:p>
          </table:table-cell>
          <table:table-cell office:value-type="float" office:value="10100100">
            <text:p>1010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08]);2))" office:value-type="string" office:string-value="0x7FA7">
            <text:p>0x7FA7</text:p>
          </table:table-cell>
          <table:table-cell office:value-type="string">
            <text:p>Cabletron </text:p>
          </table:table-cell>
          <table:table-cell office:value-type="string">
            <text:p><text:s text:c="2"/></text:p>
          </table:table-cell>
          <table:table-cell office:value-type="float" office:value="10100111">
            <text:p>1010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09]);2))" office:value-type="string" office:string-value="0x7FA8">
            <text:p>0x7FA8</text:p>
          </table:table-cell>
          <table:table-cell office:value-type="string">
            <text:p>Silicon Technology </text:p>
          </table:table-cell>
          <table:table-cell office:value-type="string">
            <text:p><text:s text:c="2"/></text:p>
          </table:table-cell>
          <table:table-cell office:value-type="float" office:value="10101000">
            <text:p>1010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10]);2))" office:value-type="string" office:string-value="0x7FAB">
            <text:p>0x7FAB</text:p>
          </table:table-cell>
          <table:table-cell office:value-type="string">
            <text:p>Vantis </text:p>
          </table:table-cell>
          <table:table-cell office:value-type="string">
            <text:p><text:s text:c="2"/></text:p>
          </table:table-cell>
          <table:table-cell office:value-type="float" office:value="10101011">
            <text:p>1010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1]);2))" office:value-type="string" office:string-value="0x7FAD">
            <text:p>0x7FAD</text:p>
          </table:table-cell>
          <table:table-cell office:value-type="string">
            <text:p>Century </text:p>
          </table:table-cell>
          <table:table-cell office:value-type="string">
            <text:p><text:s text:c="2"/></text:p>
          </table:table-cell>
          <table:table-cell office:value-type="float" office:value="10101101">
            <text:p>1010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2]);2))" office:value-type="string" office:string-value="0x7FAE">
            <text:p>0x7FAE</text:p>
          </table:table-cell>
          <table:table-cell office:value-type="string">
            <text:p>Hal Computers </text:p>
          </table:table-cell>
          <table:table-cell office:value-type="string">
            <text:p><text:s text:c="2"/></text:p>
          </table:table-cell>
          <table:table-cell office:value-type="float" office:value="10101110">
            <text:p>1010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3]);2))" office:value-type="string" office:string-value="0x7FB0">
            <text:p>0x7FB0</text:p>
          </table:table-cell>
          <table:table-cell office:value-type="string">
            <text:p>Juniper Networks </text:p>
          </table:table-cell>
          <table:table-cell office:value-type="string">
            <text:p><text:s text:c="2"/></text:p>
          </table:table-cell>
          <table:table-cell office:value-type="float" office:value="10110000">
            <text:p>1011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4]);2))" office:value-type="string" office:string-value="0x7FB3">
            <text:p>0x7FB3</text:p>
          </table:table-cell>
          <table:table-cell office:value-type="string">
            <text:p>Tundra Semiconductor </text:p>
          </table:table-cell>
          <table:table-cell office:value-type="string">
            <text:p><text:s text:c="2"/></text:p>
          </table:table-cell>
          <table:table-cell office:value-type="float" office:value="10110011">
            <text:p>1011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15]);2))" office:value-type="string" office:string-value="0x7FB5">
            <text:p>0x7FB5</text:p>
          </table:table-cell>
          <table:table-cell office:value-type="string">
            <text:p>LightSpeed Semi. </text:p>
          </table:table-cell>
          <table:table-cell office:value-type="string">
            <text:p><text:s text:c="2"/></text:p>
          </table:table-cell>
          <table:table-cell office:value-type="float" office:value="10110101">
            <text:p>1011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6]);2))" office:value-type="string" office:string-value="0x7FB6">
            <text:p>0x7FB6</text:p>
          </table:table-cell>
          <table:table-cell office:value-type="string">
            <text:p>ZSP Corp. </text:p>
          </table:table-cell>
          <table:table-cell office:value-type="string">
            <text:p><text:s text:c="2"/></text:p>
          </table:table-cell>
          <table:table-cell office:value-type="float" office:value="10110110">
            <text:p>1011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17]);2))" office:value-type="string" office:string-value="0x7FB9">
            <text:p>0x7FB9</text:p>
          </table:table-cell>
          <table:table-cell office:value-type="string">
            <text:p>Dynachip </text:p>
          </table:table-cell>
          <table:table-cell office:value-type="string">
            <text:p><text:s text:c="2"/></text:p>
          </table:table-cell>
          <table:table-cell office:value-type="float" office:value="10111001">
            <text:p>1011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8]);2))" office:value-type="string" office:string-value="0x7FBA">
            <text:p>0x7FBA</text:p>
          </table:table-cell>
          <table:table-cell office:value-type="string">
            <text:p>PNY Electronics </text:p>
          </table:table-cell>
          <table:table-cell office:value-type="string">
            <text:p><text:s text:c="2"/></text:p>
          </table:table-cell>
          <table:table-cell office:value-type="float" office:value="10111010">
            <text:p>1011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19]);2))" office:value-type="string" office:string-value="0x7FBC">
            <text:p>0x7FBC</text:p>
          </table:table-cell>
          <table:table-cell office:value-type="string">
            <text:p>MMC Networks </text:p>
          </table:table-cell>
          <table:table-cell office:value-type="string">
            <text:p><text:s text:c="2"/></text:p>
          </table:table-cell>
          <table:table-cell office:value-type="float" office:value="10111100">
            <text:p>1011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20]);2))" office:value-type="string" office:string-value="0x7FBF">
            <text:p>0x7FBF</text:p>
          </table:table-cell>
          <table:table-cell office:value-type="string">
            <text:p>Broadcom </text:p>
          </table:table-cell>
          <table:table-cell office:value-type="string">
            <text:p><text:s text:c="2"/></text:p>
          </table:table-cell>
          <table:table-cell office:value-type="float" office:value="10111111">
            <text:p>1011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21]);2))" office:value-type="string" office:string-value="0x7FC1">
            <text:p>0x7FC1</text:p>
          </table:table-cell>
          <table:table-cell office:value-type="string">
            <text:p>V3 Semiconductor </text:p>
          </table:table-cell>
          <table:table-cell office:value-type="string">
            <text:p><text:s text:c="2"/></text:p>
          </table:table-cell>
          <table:table-cell office:value-type="float" office:value="11000001">
            <text:p>1100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22]);2))" office:value-type="string" office:string-value="0x7FC2">
            <text:p>0x7FC2</text:p>
          </table:table-cell>
          <table:table-cell office:value-type="string">
            <text:p>Flextronics (formerly Orbit) </text:p>
          </table:table-cell>
          <table:table-cell office:value-type="string">
            <text:p><text:s text:c="2"/></text:p>
          </table:table-cell>
          <table:table-cell office:value-type="float" office:value="11000010">
            <text:p>1100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23]);2))" office:value-type="string" office:string-value="0x7FC4">
            <text:p>0x7FC4</text:p>
          </table:table-cell>
          <table:table-cell office:value-type="string">
            <text:p>Transmeta </text:p>
          </table:table-cell>
          <table:table-cell office:value-type="string">
            <text:p><text:s text:c="2"/></text:p>
          </table:table-cell>
          <table:table-cell office:value-type="float" office:value="11000100">
            <text:p>1100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24]);2))" office:value-type="string" office:string-value="0x7FC7">
            <text:p>0x7FC7</text:p>
          </table:table-cell>
          <table:table-cell office:value-type="string">
            <text:p>Enhance 3000 Inc </text:p>
          </table:table-cell>
          <table:table-cell office:value-type="string">
            <text:p><text:s text:c="2"/></text:p>
          </table:table-cell>
          <table:table-cell office:value-type="float" office:value="11000111">
            <text:p>1100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25]);2))" office:value-type="string" office:string-value="0x7FC8">
            <text:p>0x7FC8</text:p>
          </table:table-cell>
          <table:table-cell office:value-type="string">
            <text:p>Tower Semiconductor </text:p>
          </table:table-cell>
          <table:table-cell office:value-type="string">
            <text:p><text:s text:c="2"/></text:p>
          </table:table-cell>
          <table:table-cell office:value-type="float" office:value="11001000">
            <text:p>1100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26]);2))" office:value-type="string" office:string-value="0x7FCB">
            <text:p>0x7FCB</text:p>
          </table:table-cell>
          <table:table-cell office:value-type="string">
            <text:p>Maxim Integrated Product </text:p>
          </table:table-cell>
          <table:table-cell office:value-type="string">
            <text:p><text:s text:c="2"/></text:p>
          </table:table-cell>
          <table:table-cell office:value-type="float" office:value="11001011">
            <text:p>1100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27]);2))" office:value-type="string" office:string-value="0x7FCD">
            <text:p>0x7FCD</text:p>
          </table:table-cell>
          <table:table-cell office:value-type="string">
            <text:p>Centaur Technology </text:p>
          </table:table-cell>
          <table:table-cell office:value-type="string">
            <text:p><text:s text:c="2"/></text:p>
          </table:table-cell>
          <table:table-cell office:value-type="float" office:value="11001101">
            <text:p>1100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28]);2))" office:value-type="string" office:string-value="0x7FCE">
            <text:p>0x7FCE</text:p>
          </table:table-cell>
          <table:table-cell office:value-type="string">
            <text:p>Unigen Corporation </text:p>
          </table:table-cell>
          <table:table-cell office:value-type="string">
            <text:p><text:s text:c="2"/></text:p>
          </table:table-cell>
          <table:table-cell office:value-type="float" office:value="11001110">
            <text:p>1100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29]);2))" office:value-type="string" office:string-value="0x7FD0">
            <text:p>0x7FD0</text:p>
          </table:table-cell>
          <table:table-cell office:value-type="string">
            <text:p>Memory Card Technology </text:p>
          </table:table-cell>
          <table:table-cell office:value-type="string">
            <text:p><text:s text:c="2"/></text:p>
          </table:table-cell>
          <table:table-cell office:value-type="float" office:value="11010000">
            <text:p>1101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0]);2))" office:value-type="string" office:string-value="0x7FD3">
            <text:p>0x7FD3</text:p>
          </table:table-cell>
          <table:table-cell office:value-type="string">
            <text:p>Aica Kogyo, Ltd. </text:p>
          </table:table-cell>
          <table:table-cell office:value-type="string">
            <text:p><text:s text:c="2"/></text:p>
          </table:table-cell>
          <table:table-cell office:value-type="float" office:value="11010011">
            <text:p>1101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1]);2))" office:value-type="string" office:string-value="0x7FD5">
            <text:p>0x7FD5</text:p>
          </table:table-cell>
          <table:table-cell office:value-type="string">
            <text:p>MSC Vertriebs GmbH </text:p>
          </table:table-cell>
          <table:table-cell office:value-type="string">
            <text:p><text:s text:c="2"/></text:p>
          </table:table-cell>
          <table:table-cell office:value-type="float" office:value="11010101">
            <text:p>1101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32]);2))" office:value-type="string" office:string-value="0x7FD6">
            <text:p>0x7FD6</text:p>
          </table:table-cell>
          <table:table-cell office:value-type="string">
            <text:p>AKM Company, Ltd. </text:p>
          </table:table-cell>
          <table:table-cell office:value-type="string">
            <text:p><text:s text:c="2"/></text:p>
          </table:table-cell>
          <table:table-cell office:value-type="float" office:value="11010110">
            <text:p>1101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33]);2))" office:value-type="string" office:string-value="0x7FD9">
            <text:p>0x7FD9</text:p>
          </table:table-cell>
          <table:table-cell office:value-type="string">
            <text:p>GSI Technology </text:p>
          </table:table-cell>
          <table:table-cell office:value-type="string">
            <text:p><text:s text:c="2"/></text:p>
          </table:table-cell>
          <table:table-cell office:value-type="float" office:value="11011001">
            <text:p>1101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4]);2))" office:value-type="string" office:string-value="0x7FDA">
            <text:p>0x7FDA</text:p>
          </table:table-cell>
          <table:table-cell office:value-type="string">
            <text:p>Dane-Elec (C Memory) </text:p>
          </table:table-cell>
          <table:table-cell office:value-type="string">
            <text:p><text:s text:c="2"/></text:p>
          </table:table-cell>
          <table:table-cell office:value-type="float" office:value="11011010">
            <text:p>1101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5]);2))" office:value-type="string" office:string-value="0x7FDC">
            <text:p>0x7FDC</text:p>
          </table:table-cell>
          <table:table-cell office:value-type="string">
            <text:p>Lara Technology </text:p>
          </table:table-cell>
          <table:table-cell office:value-type="string">
            <text:p><text:s text:c="2"/></text:p>
          </table:table-cell>
          <table:table-cell office:value-type="float" office:value="11011100">
            <text:p>1101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6]);2))" office:value-type="string" office:string-value="0x7FDF">
            <text:p>0x7FDF</text:p>
          </table:table-cell>
          <table:table-cell office:value-type="string">
            <text:p>Tanisys Technology </text:p>
          </table:table-cell>
          <table:table-cell office:value-type="string">
            <text:p><text:s text:c="2"/></text:p>
          </table:table-cell>
          <table:table-cell office:value-type="float" office:value="11011111">
            <text:p>1101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7]);2))" office:value-type="string" office:string-value="0x7FE0">
            <text:p>0x7FE0</text:p>
          </table:table-cell>
          <table:table-cell office:value-type="string">
            <text:p>Truevision </text:p>
          </table:table-cell>
          <table:table-cell office:value-type="string">
            <text:p><text:s text:c="2"/></text:p>
          </table:table-cell>
          <table:table-cell office:value-type="float" office:value="11100000">
            <text:p>11100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38]);2))" office:value-type="string" office:string-value="0x7FE3">
            <text:p>0x7FE3</text:p>
          </table:table-cell>
          <table:table-cell office:value-type="string">
            <text:p>MGV Memory </text:p>
          </table:table-cell>
          <table:table-cell office:value-type="string">
            <text:p><text:s text:c="2"/></text:p>
          </table:table-cell>
          <table:table-cell office:value-type="float" office:value="11100011">
            <text:p>11100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39]);2))" office:value-type="string" office:string-value="0x7FE5">
            <text:p>0x7FE5</text:p>
          </table:table-cell>
          <table:table-cell office:value-type="string">
            <text:p>Gadzoox Networks </text:p>
          </table:table-cell>
          <table:table-cell office:value-type="string">
            <text:p><text:s text:c="2"/></text:p>
          </table:table-cell>
          <table:table-cell office:value-type="float" office:value="11100101">
            <text:p>11100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40]);2))" office:value-type="string" office:string-value="0x7FE6">
            <text:p>0x7FE6</text:p>
          </table:table-cell>
          <table:table-cell office:value-type="string">
            <text:p>Multi Dimensional Cons. </text:p>
          </table:table-cell>
          <table:table-cell office:value-type="string">
            <text:p><text:s text:c="2"/></text:p>
          </table:table-cell>
          <table:table-cell office:value-type="float" office:value="11100110">
            <text:p>11100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41]);2))" office:value-type="string" office:string-value="0x7FE9">
            <text:p>0x7FE9</text:p>
          </table:table-cell>
          <table:table-cell office:value-type="string">
            <text:p>Triscend </text:p>
          </table:table-cell>
          <table:table-cell office:value-type="string">
            <text:p><text:s text:c="2"/></text:p>
          </table:table-cell>
          <table:table-cell office:value-type="float" office:value="11101001">
            <text:p>11101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42]);2))" office:value-type="string" office:string-value="0x7FEA">
            <text:p>0x7FEA</text:p>
          </table:table-cell>
          <table:table-cell office:value-type="string">
            <text:p>XaQti </text:p>
          </table:table-cell>
          <table:table-cell office:value-type="string">
            <text:p><text:s text:c="2"/></text:p>
          </table:table-cell>
          <table:table-cell office:value-type="float" office:value="11101010">
            <text:p>11101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43]);2))" office:value-type="string" office:string-value="0x7FEC">
            <text:p>0x7FEC</text:p>
          </table:table-cell>
          <table:table-cell office:value-type="string">
            <text:p>Clear Logic </text:p>
          </table:table-cell>
          <table:table-cell office:value-type="string">
            <text:p><text:s text:c="2"/></text:p>
          </table:table-cell>
          <table:table-cell office:value-type="float" office:value="11101100">
            <text:p>11101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44]);2))" office:value-type="string" office:string-value="0x7FEF">
            <text:p>0x7FEF</text:p>
          </table:table-cell>
          <table:table-cell office:value-type="string">
            <text:p>Advantage Memory </text:p>
          </table:table-cell>
          <table:table-cell office:value-type="string">
            <text:p><text:s text:c="2"/></text:p>
          </table:table-cell>
          <table:table-cell office:value-type="float" office:value="11101111">
            <text:p>11101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45]);2))" office:value-type="string" office:string-value="0x7FF1">
            <text:p>0x7FF1</text:p>
          </table:table-cell>
          <table:table-cell office:value-type="string">
            <text:p>LeCroy </text:p>
          </table:table-cell>
          <table:table-cell office:value-type="string">
            <text:p><text:s text:c="2"/></text:p>
          </table:table-cell>
          <table:table-cell office:value-type="float" office:value="11110001">
            <text:p>111100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46]);2))" office:value-type="string" office:string-value="0x7FF2">
            <text:p>0x7FF2</text:p>
          </table:table-cell>
          <table:table-cell office:value-type="string">
            <text:p>Yamaha Corporation </text:p>
          </table:table-cell>
          <table:table-cell office:value-type="string">
            <text:p><text:s text:c="2"/></text:p>
          </table:table-cell>
          <table:table-cell office:value-type="float" office:value="11110010">
            <text:p>111100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47]);2))" office:value-type="string" office:string-value="0x7FF4">
            <text:p>0x7FF4</text:p>
          </table:table-cell>
          <table:table-cell office:value-type="string">
            <text:p>NetLogic Microsystems </text:p>
          </table:table-cell>
          <table:table-cell office:value-type="string">
            <text:p><text:s text:c="2"/></text:p>
          </table:table-cell>
          <table:table-cell office:value-type="float" office:value="11110100">
            <text:p>111101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48]);2))" office:value-type="string" office:string-value="0x7FF7">
            <text:p>0x7FF7</text:p>
          </table:table-cell>
          <table:table-cell office:value-type="string">
            <text:p>BF Goodrich Data. </text:p>
          </table:table-cell>
          <table:table-cell office:value-type="string">
            <text:p><text:s text:c="2"/></text:p>
          </table:table-cell>
          <table:table-cell office:value-type="float" office:value="11110111">
            <text:p>111101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49]);2))" office:value-type="string" office:string-value="0x7FF8">
            <text:p>0x7FF8</text:p>
          </table:table-cell>
          <table:table-cell office:value-type="string">
            <text:p>Epigram </text:p>
          </table:table-cell>
          <table:table-cell office:value-type="string">
            <text:p><text:s text:c="2"/></text:p>
          </table:table-cell>
          <table:table-cell office:value-type="float" office:value="11111000">
            <text:p>1111100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&quot;;DEC2HEX(BIN2DEC([.D250]);2))" office:value-type="string" office:string-value="0x7FFB">
            <text:p>0x7FFB</text:p>
          </table:table-cell>
          <table:table-cell office:value-type="string">
            <text:p>Admor Memory </text:p>
          </table:table-cell>
          <table:table-cell office:value-type="string">
            <text:p><text:s text:c="2"/></text:p>
          </table:table-cell>
          <table:table-cell office:value-type="float" office:value="11111011">
            <text:p>1111101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51]);2))" office:value-type="string" office:string-value="0x7FFD">
            <text:p>0x7FFD</text:p>
          </table:table-cell>
          <table:table-cell office:value-type="string">
            <text:p>Quadratics Superconductor </text:p>
          </table:table-cell>
          <table:table-cell office:value-type="string">
            <text:p><text:s text:c="2"/></text:p>
          </table:table-cell>
          <table:table-cell office:value-type="float" office:value="11111101">
            <text:p>11111101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&quot;;DEC2HEX(BIN2DEC([.D252]);2))" office:value-type="string" office:string-value="0x7FFE">
            <text:p>0x7FFE</text:p>
          </table:table-cell>
          <table:table-cell office:value-type="string">
            <text:p>3COM </text:p>
          </table:table-cell>
          <table:table-cell office:value-type="string">
            <text:p><text:s text:c="2"/></text:p>
          </table:table-cell>
          <table:table-cell office:value-type="float" office:value="11111110">
            <text:p>11111110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53]);2))" office:value-type="string" office:string-value="0x7F7F01">
            <text:p>0x7F7F01</text:p>
          </table:table-cell>
          <table:table-cell office:value-type="string">
            <text:p>Camintonn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54]);2))" office:value-type="string" office:string-value="0x7F7F02">
            <text:p>0x7F7F02</text:p>
          </table:table-cell>
          <table:table-cell office:value-type="string">
            <text:p>ISOA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55]);2))" office:value-type="string" office:string-value="0x7F7F04">
            <text:p>0x7F7F04</text:p>
          </table:table-cell>
          <table:table-cell office:value-type="string">
            <text:p>ADMtek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56]);2))" office:value-type="string" office:string-value="0x7F7F07">
            <text:p>0x7F7F07</text:p>
          </table:table-cell>
          <table:table-cell office:value-type="string">
            <text:p>MOSAID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">
            <text:p>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57]);2))" office:value-type="string" office:string-value="0x7F7F08">
            <text:p>0x7F7F08</text:p>
          </table:table-cell>
          <table:table-cell office:value-type="string">
            <text:p>Ardent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">
            <text:p>1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58]);2))" office:value-type="string" office:string-value="0x7F7F0B">
            <text:p>0x7F7F0B</text:p>
          </table:table-cell>
          <table:table-cell office:value-type="string">
            <text:p>Allayer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">
            <text:p>1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59]);2))" office:value-type="string" office:string-value="0x7F7F0D">
            <text:p>0x7F7F0D</text:p>
          </table:table-cell>
          <table:table-cell office:value-type="string">
            <text:p>Oasis Semiconducto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">
            <text:p>1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60]);2))" office:value-type="string" office:string-value="0x7F7F0E">
            <text:p>0x7F7F0E</text:p>
          </table:table-cell>
          <table:table-cell office:value-type="string">
            <text:p>Novanet Semiconducto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">
            <text:p>11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61]);2))" office:value-type="string" office:string-value="0x7F7F10">
            <text:p>0x7F7F10</text:p>
          </table:table-cell>
          <table:table-cell office:value-type="string">
            <text:p>Power General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">
            <text:p>100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62]);2))" office:value-type="string" office:string-value="0x7F7F13">
            <text:p>0x7F7F13</text:p>
          </table:table-cell>
          <table:table-cell office:value-type="string">
            <text:p>Telocit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">
            <text:p>10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63]);2))" office:value-type="string" office:string-value="0x7F7F15">
            <text:p>0x7F7F15</text:p>
          </table:table-cell>
          <table:table-cell office:value-type="string">
            <text:p>Symagery Microsystem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">
            <text:p>10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64]);2))" office:value-type="string" office:string-value="0x7F7F16">
            <text:p>0x7F7F16</text:p>
          </table:table-cell>
          <table:table-cell office:value-type="string">
            <text:p>C-Port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">
            <text:p>101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65]);2))" office:value-type="string" office:string-value="0x7F7F19">
            <text:p>0x7F7F19</text:p>
          </table:table-cell>
          <table:table-cell office:value-type="string">
            <text:p>Malleable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">
            <text:p>11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66]);2))" office:value-type="string" office:string-value="0x7F7F1A">
            <text:p>0x7F7F1A</text:p>
          </table:table-cell>
          <table:table-cell office:value-type="string">
            <text:p>Kendin Communicatio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">
            <text:p>11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67]);2))" office:value-type="string" office:string-value="0x7F7F1C">
            <text:p>0x7F7F1C</text:p>
          </table:table-cell>
          <table:table-cell office:value-type="string">
            <text:p>Sanmina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">
            <text:p>111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68]);2))" office:value-type="string" office:string-value="0x7F7F1F">
            <text:p>0x7F7F1F</text:p>
          </table:table-cell>
          <table:table-cell office:value-type="string">
            <text:p>Actrans System Inc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">
            <text:p>11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69]);2))" office:value-type="string" office:string-value="0x7F7F20">
            <text:p>0x7F7F20</text:p>
          </table:table-cell>
          <table:table-cell office:value-type="string">
            <text:p>ALPHA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0">
            <text:p>100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70]);2))" office:value-type="string" office:string-value="0x7F7F23">
            <text:p>0x7F7F23</text:p>
          </table:table-cell>
          <table:table-cell office:value-type="string">
            <text:p>Align Manufacturing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1">
            <text:p>100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71]);2))" office:value-type="string" office:string-value="0x7F7F25">
            <text:p>0x7F7F25</text:p>
          </table:table-cell>
          <table:table-cell office:value-type="string">
            <text:p>Chameleon System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1">
            <text:p>100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72]);2))" office:value-type="string" office:string-value="0x7F7F26">
            <text:p>0x7F7F26</text:p>
          </table:table-cell>
          <table:table-cell office:value-type="string">
            <text:p>Aplus Flash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0">
            <text:p>1001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73]);2))" office:value-type="string" office:string-value="0x7F7F29">
            <text:p>0x7F7F29</text:p>
          </table:table-cell>
          <table:table-cell office:value-type="string">
            <text:p>ADTEC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1">
            <text:p>101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74]);2))" office:value-type="string" office:string-value="0x7F7F2A">
            <text:p>0x7F7F2A</text:p>
          </table:table-cell>
          <table:table-cell office:value-type="string">
            <text:p>Kentron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0">
            <text:p>101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75]);2))" office:value-type="string" office:string-value="0x7F7F2C">
            <text:p>0x7F7F2C</text:p>
          </table:table-cell>
          <table:table-cell office:value-type="string">
            <text:p>ASIC Designs Inc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0">
            <text:p>101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76]);2))" office:value-type="string" office:string-value="0x7F7F2F">
            <text:p>0x7F7F2F</text:p>
          </table:table-cell>
          <table:table-cell office:value-type="string">
            <text:p>Siemens AG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1">
            <text:p>1011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77]);2))" office:value-type="string" office:string-value="0x7F7F31">
            <text:p>0x7F7F31</text:p>
          </table:table-cell>
          <table:table-cell office:value-type="string">
            <text:p>Itautec Philco SA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1">
            <text:p>110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78]);2))" office:value-type="string" office:string-value="0x7F7F32">
            <text:p>0x7F7F32</text:p>
          </table:table-cell>
          <table:table-cell office:value-type="string">
            <text:p>Radiata Inc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0">
            <text:p>110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79]);2))" office:value-type="string" office:string-value="0x7F7F34">
            <text:p>0x7F7F34</text:p>
          </table:table-cell>
          <table:table-cell office:value-type="string">
            <text:p>Legen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0">
            <text:p>1101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80]);2))" office:value-type="string" office:string-value="0x7F7F37">
            <text:p>0x7F7F37</text:p>
          </table:table-cell>
          <table:table-cell office:value-type="string">
            <text:p>Enikia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1">
            <text:p>1101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81]);2))" office:value-type="string" office:string-value="0x7F7F38">
            <text:p>0x7F7F38</text:p>
          </table:table-cell>
          <table:table-cell office:value-type="string">
            <text:p>SwitchOn Network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0">
            <text:p>111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82]);2))" office:value-type="string" office:string-value="0x7F7F3B">
            <text:p>0x7F7F3B</text:p>
          </table:table-cell>
          <table:table-cell office:value-type="string">
            <text:p>ESS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1">
            <text:p>111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83]);2))" office:value-type="string" office:string-value="0x7F7F3D">
            <text:p>0x7F7F3D</text:p>
          </table:table-cell>
          <table:table-cell office:value-type="string">
            <text:p>Excess Bandwidth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1">
            <text:p>111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84]);2))" office:value-type="string" office:string-value="0x7F7F3E">
            <text:p>0x7F7F3E</text:p>
          </table:table-cell>
          <table:table-cell office:value-type="string">
            <text:p>West Bay Semiconducto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0">
            <text:p>1111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85]);2))" office:value-type="string" office:string-value="0x7F7F40">
            <text:p>0x7F7F40</text:p>
          </table:table-cell>
          <table:table-cell office:value-type="string">
            <text:p>Newport Communicatio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00">
            <text:p>10000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86]);2))" office:value-type="string" office:string-value="0x7F7F43">
            <text:p>0x7F7F43</text:p>
          </table:table-cell>
          <table:table-cell office:value-type="string">
            <text:p>Intellitech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11">
            <text:p>1000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87]);2))" office:value-type="string" office:string-value="0x7F7F45">
            <text:p>0x7F7F45</text:p>
          </table:table-cell>
          <table:table-cell office:value-type="string">
            <text:p>Ishoni Network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01">
            <text:p>1000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88]);2))" office:value-type="string" office:string-value="0x7F7F46">
            <text:p>0x7F7F46</text:p>
          </table:table-cell>
          <table:table-cell office:value-type="string">
            <text:p>Silicon Spic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10">
            <text:p>1000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89]);2))" office:value-type="string" office:string-value="0x7F7F49">
            <text:p>0x7F7F49</text:p>
          </table:table-cell>
          <table:table-cell office:value-type="string">
            <text:p>Centillium Communicatio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01">
            <text:p>1001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90]);2))" office:value-type="string" office:string-value="0x7F7F4A">
            <text:p>0x7F7F4A</text:p>
          </table:table-cell>
          <table:table-cell office:value-type="string">
            <text:p>W.L. Gor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10">
            <text:p>1001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1]);2))" office:value-type="string" office:string-value="0x7F7F4C">
            <text:p>0x7F7F4C</text:p>
          </table:table-cell>
          <table:table-cell office:value-type="string">
            <text:p>GlobeSpa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00">
            <text:p>10011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2]);2))" office:value-type="string" office:string-value="0x7F7F4F">
            <text:p>0x7F7F4F</text:p>
          </table:table-cell>
          <table:table-cell office:value-type="string">
            <text:p>Saifun Semiconductor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11">
            <text:p>10011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3]);2))" office:value-type="string" office:string-value="0x7F7F50">
            <text:p>0x7F7F50</text:p>
          </table:table-cell>
          <table:table-cell office:value-type="string">
            <text:p>MetaLink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00">
            <text:p>10100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4]);2))" office:value-type="string" office:string-value="0x7F7F52">
            <text:p>0x7F7F52</text:p>
          </table:table-cell>
          <table:table-cell office:value-type="string">
            <text:p>Feiya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10">
            <text:p>1010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5]);2))" office:value-type="string" office:string-value="0x7F7F54">
            <text:p>0x7F7F54</text:p>
          </table:table-cell>
          <table:table-cell office:value-type="string">
            <text:p>Shikatronic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00">
            <text:p>1010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96]);2))" office:value-type="string" office:string-value="0x7F7F57">
            <text:p>0x7F7F57</text:p>
          </table:table-cell>
          <table:table-cell office:value-type="string">
            <text:p>Com-Tie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11">
            <text:p>1010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297]);2))" office:value-type="string" office:string-value="0x7F7F58">
            <text:p>0x7F7F58</text:p>
          </table:table-cell>
          <table:table-cell office:value-type="string">
            <text:p>Malaysia Micro Solutio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00">
            <text:p>10110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8]);2))" office:value-type="string" office:string-value="0x7F7F5B">
            <text:p>0x7F7F5B</text:p>
          </table:table-cell>
          <table:table-cell office:value-type="string">
            <text:p>Anadyne Microelectronic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11">
            <text:p>1011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299]);2))" office:value-type="string" office:string-value="0x7F7F5D">
            <text:p>0x7F7F5D</text:p>
          </table:table-cell>
          <table:table-cell office:value-type="string">
            <text:p>Mellanox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01">
            <text:p>1011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00]);2))" office:value-type="string" office:string-value="0x7F7F5E">
            <text:p>0x7F7F5E</text:p>
          </table:table-cell>
          <table:table-cell office:value-type="string">
            <text:p>Tenx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10">
            <text:p>1011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01]);2))" office:value-type="string" office:string-value="0x7F7F61">
            <text:p>0x7F7F61</text:p>
          </table:table-cell>
          <table:table-cell office:value-type="string">
            <text:p>Skyup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01">
            <text:p>1100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2]);2))" office:value-type="string" office:string-value="0x7F7F62">
            <text:p>0x7F7F62</text:p>
          </table:table-cell>
          <table:table-cell office:value-type="string">
            <text:p>HiNT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10">
            <text:p>1100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3]);2))" office:value-type="string" office:string-value="0x7F7F64">
            <text:p>0x7F7F64</text:p>
          </table:table-cell>
          <table:table-cell office:value-type="string">
            <text:p>MCI Computer GMBH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00">
            <text:p>1100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4]);2))" office:value-type="string" office:string-value="0x7F7F67">
            <text:p>0x7F7F67</text:p>
          </table:table-cell>
          <table:table-cell office:value-type="string">
            <text:p>AVED Memor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11">
            <text:p>11001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05]);2))" office:value-type="string" office:string-value="0x7F7F68">
            <text:p>0x7F7F68</text:p>
          </table:table-cell>
          <table:table-cell office:value-type="string">
            <text:p>Legerit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00">
            <text:p>1101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6]);2))" office:value-type="string" office:string-value="0x7F7F6B">
            <text:p>0x7F7F6B</text:p>
          </table:table-cell>
          <table:table-cell office:value-type="string">
            <text:p>nCUB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11">
            <text:p>1101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7]);2))" office:value-type="string" office:string-value="0x7F7F6D">
            <text:p>0x7F7F6D</text:p>
          </table:table-cell>
          <table:table-cell office:value-type="string">
            <text:p>FDK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01">
            <text:p>1101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8]);2))" office:value-type="string" office:string-value="0x7F7F6E">
            <text:p>0x7F7F6E</text:p>
          </table:table-cell>
          <table:table-cell office:value-type="string">
            <text:p>High Bandwidth Acces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10">
            <text:p>11011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09]);2))" office:value-type="string" office:string-value="0x7F7F70">
            <text:p>0x7F7F70</text:p>
          </table:table-cell>
          <table:table-cell office:value-type="string">
            <text:p>BRECI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00">
            <text:p>1110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10]);2))" office:value-type="string" office:string-value="0x7F7F73">
            <text:p>0x7F7F73</text:p>
          </table:table-cell>
          <table:table-cell office:value-type="string">
            <text:p>Chicory System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11">
            <text:p>1110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11]);2))" office:value-type="string" office:string-value="0x7F7F75">
            <text:p>0x7F7F75</text:p>
          </table:table-cell>
          <table:table-cell office:value-type="string">
            <text:p>Fast-Chip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01">
            <text:p>1110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12]);2))" office:value-type="string" office:string-value="0x7F7F76">
            <text:p>0x7F7F76</text:p>
          </table:table-cell>
          <table:table-cell office:value-type="string">
            <text:p>Zucotto Wireles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10">
            <text:p>1110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13]);2))" office:value-type="string" office:string-value="0x7F7F79">
            <text:p>0x7F7F79</text:p>
          </table:table-cell>
          <table:table-cell office:value-type="string">
            <text:p>eSilic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01">
            <text:p>1111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14]);2))" office:value-type="string" office:string-value="0x7F7F7A">
            <text:p>0x7F7F7A</text:p>
          </table:table-cell>
          <table:table-cell office:value-type="string">
            <text:p>Morphics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10">
            <text:p>1111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15]);2))" office:value-type="string" office:string-value="0x7F7F7C">
            <text:p>0x7F7F7C</text:p>
          </table:table-cell>
          <table:table-cell office:value-type="string">
            <text:p>Silicon Wav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00">
            <text:p>1111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16]);2))" office:value-type="string" office:string-value="0x7F7F83">
            <text:p>0x7F7F83</text:p>
          </table:table-cell>
          <table:table-cell office:value-type="string">
            <text:p>Agate Semiconducto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011">
            <text:p>10000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17]);2))" office:value-type="string" office:string-value="0x7F7F85">
            <text:p>0x7F7F85</text:p>
          </table:table-cell>
          <table:table-cell office:value-type="string">
            <text:p>HYPERTEC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101">
            <text:p>10000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18]);2))" office:value-type="string" office:string-value="0x7F7F86">
            <text:p>0x7F7F86</text:p>
          </table:table-cell>
          <table:table-cell office:value-type="string">
            <text:p>Adhoc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0110">
            <text:p>10000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19]);2))" office:value-type="string" office:string-value="0x7F7F89">
            <text:p>0x7F7F89</text:p>
          </table:table-cell>
          <table:table-cell office:value-type="string">
            <text:p>Switchcor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001">
            <text:p>10001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20]);2))" office:value-type="string" office:string-value="0x7F7F8A">
            <text:p>0x7F7F8A</text:p>
          </table:table-cell>
          <table:table-cell office:value-type="string">
            <text:p>Cisco Systems, Inc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010">
            <text:p>10001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21]);2))" office:value-type="string" office:string-value="0x7F7F8C">
            <text:p>0x7F7F8C</text:p>
          </table:table-cell>
          <table:table-cell office:value-type="string">
            <text:p>WorkX AG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100">
            <text:p>10001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22]);2))" office:value-type="string" office:string-value="0x7F7F8F">
            <text:p>0x7F7F8F</text:p>
          </table:table-cell>
          <table:table-cell office:value-type="string">
            <text:p>E-M Solutio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01111">
            <text:p>10001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23]);2))" office:value-type="string" office:string-value="0x7F7F91">
            <text:p>0x7F7F91</text:p>
          </table:table-cell>
          <table:table-cell office:value-type="string">
            <text:p>Advanced Hardware Arch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001">
            <text:p>10010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24]);2))" office:value-type="string" office:string-value="0x7F7F92">
            <text:p>0x7F7F92</text:p>
          </table:table-cell>
          <table:table-cell office:value-type="string">
            <text:p>Inova Semiconductors GmbH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010">
            <text:p>10010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25]);2))" office:value-type="string" office:string-value="0x7F7F94">
            <text:p>0x7F7F94</text:p>
          </table:table-cell>
          <table:table-cell office:value-type="string">
            <text:p>Delkin Devic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100">
            <text:p>100101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26]);2))" office:value-type="string" office:string-value="0x7F7F97">
            <text:p>0x7F7F97</text:p>
          </table:table-cell>
          <table:table-cell office:value-type="string">
            <text:p>SiberCore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0111">
            <text:p>10010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27]);2))" office:value-type="string" office:string-value="0x7F7F98">
            <text:p>0x7F7F98</text:p>
          </table:table-cell>
          <table:table-cell office:value-type="string">
            <text:p>Southland Microsystem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000">
            <text:p>10011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28]);2))" office:value-type="string" office:string-value="0x7F7F9B">
            <text:p>0x7F7F9B</text:p>
          </table:table-cell>
          <table:table-cell office:value-type="string">
            <text:p>Great Technology Microcompute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011">
            <text:p>10011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29]);2))" office:value-type="string" office:string-value="0x7F7F9D">
            <text:p>0x7F7F9D</text:p>
          </table:table-cell>
          <table:table-cell office:value-type="string">
            <text:p>HADCO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101">
            <text:p>10011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0]);2))" office:value-type="string" office:string-value="0x7F7F9E">
            <text:p>0x7F7F9E</text:p>
          </table:table-cell>
          <table:table-cell office:value-type="string">
            <text:p>Corsai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011110">
            <text:p>10011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31]);2))" office:value-type="string" office:string-value="0x7F7FA1">
            <text:p>0x7F7FA1</text:p>
          </table:table-cell>
          <table:table-cell office:value-type="string">
            <text:p>Cygnal Integrated Products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001">
            <text:p>10100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32]);2))" office:value-type="string" office:string-value="0x7F7FA2">
            <text:p>0x7F7FA2</text:p>
          </table:table-cell>
          <table:table-cell office:value-type="string">
            <text:p>Artesyn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010">
            <text:p>10100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3]);2))" office:value-type="string" office:string-value="0x7F7FA4">
            <text:p>0x7F7FA4</text:p>
          </table:table-cell>
          <table:table-cell office:value-type="string">
            <text:p>Peregrine Semiconducto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100">
            <text:p>10100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4]);2))" office:value-type="string" office:string-value="0x7F7FA7">
            <text:p>0x7F7FA7</text:p>
          </table:table-cell>
          <table:table-cell office:value-type="string">
            <text:p>MIPS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0111">
            <text:p>10100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5]);2))" office:value-type="string" office:string-value="0x7F7FA8">
            <text:p>0x7F7FA8</text:p>
          </table:table-cell>
          <table:table-cell office:value-type="string">
            <text:p>Chrysalis IT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000">
            <text:p>10101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6]);2))" office:value-type="string" office:string-value="0x7F7FAB">
            <text:p>0x7F7FAB</text:p>
          </table:table-cell>
          <table:table-cell office:value-type="string">
            <text:p>Win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011">
            <text:p>10101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7]);2))" office:value-type="string" office:string-value="0x7F7FAD">
            <text:p>0x7F7FAD</text:p>
          </table:table-cell>
          <table:table-cell office:value-type="string">
            <text:p>Extreme Packet Devic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101">
            <text:p>10101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38]);2))" office:value-type="string" office:string-value="0x7F7FAE">
            <text:p>0x7F7FAE</text:p>
          </table:table-cell>
          <table:table-cell office:value-type="string">
            <text:p>RF Micro Devic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01110">
            <text:p>10101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39]);2))" office:value-type="string" office:string-value="0x7F7FB0">
            <text:p>0x7F7FB0</text:p>
          </table:table-cell>
          <table:table-cell office:value-type="string">
            <text:p>Sarnoff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000">
            <text:p>10110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40]);2))" office:value-type="string" office:string-value="0x7F7FB3">
            <text:p>0x7F7FB3</text:p>
          </table:table-cell>
          <table:table-cell office:value-type="string">
            <text:p>Benchmark Elect. (AVEX)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011">
            <text:p>10110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41]);2))" office:value-type="string" office:string-value="0x7F7FB5">
            <text:p>0x7F7FB5</text:p>
          </table:table-cell>
          <table:table-cell office:value-type="string">
            <text:p>SpecTek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101">
            <text:p>10110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42]);2))" office:value-type="string" office:string-value="0x7F7FB6">
            <text:p>0x7F7FB6</text:p>
          </table:table-cell>
          <table:table-cell office:value-type="string">
            <text:p>Hi/f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0110">
            <text:p>10110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43]);2))" office:value-type="string" office:string-value="0x7F7FB9">
            <text:p>0x7F7FB9</text:p>
          </table:table-cell>
          <table:table-cell office:value-type="string">
            <text:p>AANetcom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001">
            <text:p>10111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44]);2))" office:value-type="string" office:string-value="0x7F7FBA">
            <text:p>0x7F7FBA</text:p>
          </table:table-cell>
          <table:table-cell office:value-type="string">
            <text:p>Micro Memory Bank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010">
            <text:p>10111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45]);2))" office:value-type="string" office:string-value="0x7F7FBC">
            <text:p>0x7F7FBC</text:p>
          </table:table-cell>
          <table:table-cell office:value-type="string">
            <text:p>Virata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100">
            <text:p>10111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46]);2))" office:value-type="string" office:string-value="0x7F7FBF">
            <text:p>0x7F7FBF</text:p>
          </table:table-cell>
          <table:table-cell office:value-type="string">
            <text:p>DSP Group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111111">
            <text:p>10111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47]);2))" office:value-type="string" office:string-value="0x7F7FC1">
            <text:p>0x7F7FC1</text:p>
          </table:table-cell>
          <table:table-cell office:value-type="string">
            <text:p>Chip2Chip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001">
            <text:p>110000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48]);2))" office:value-type="string" office:string-value="0x7F7FC2">
            <text:p>0x7F7FC2</text:p>
          </table:table-cell>
          <table:table-cell office:value-type="string">
            <text:p>Phobos Corpor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010">
            <text:p>11000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49]);2))" office:value-type="string" office:string-value="0x7F7FC4">
            <text:p>0x7F7FC4</text:p>
          </table:table-cell>
          <table:table-cell office:value-type="string">
            <text:p>Nordic VLSI ASA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100">
            <text:p>11000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50]);2))" office:value-type="string" office:string-value="0x7F7FC7">
            <text:p>0x7F7FC7</text:p>
          </table:table-cell>
          <table:table-cell office:value-type="string">
            <text:p>Alchemy Semiconducto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0111">
            <text:p>110001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1]);2))" office:value-type="string" office:string-value="0x7F7FC8">
            <text:p>0x7F7FC8</text:p>
          </table:table-cell>
          <table:table-cell office:value-type="string">
            <text:p>Agilent Technologi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000">
            <text:p>110010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2]);2))" office:value-type="string" office:string-value="0x7F7FCB">
            <text:p>0x7F7FCB</text:p>
          </table:table-cell>
          <table:table-cell office:value-type="string">
            <text:p>HanBit Electronic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011">
            <text:p>110010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53]);2))" office:value-type="string" office:string-value="0x7F7FCD">
            <text:p>0x7F7FCD</text:p>
          </table:table-cell>
          <table:table-cell office:value-type="string">
            <text:p>Element 14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101">
            <text:p>11001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4]);2))" office:value-type="string" office:string-value="0x7F7FCE">
            <text:p>0x7F7FCE</text:p>
          </table:table-cell>
          <table:table-cell office:value-type="string">
            <text:p>Pyc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01110">
            <text:p>11001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5]);2))" office:value-type="string" office:string-value="0x7F7FD0">
            <text:p>0x7F7FD0</text:p>
          </table:table-cell>
          <table:table-cell office:value-type="string">
            <text:p>Sibyte, Incorporated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000">
            <text:p>11010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56]);2))" office:value-type="string" office:string-value="0x7F7FD3">
            <text:p>0x7F7FD3</text:p>
          </table:table-cell>
          <table:table-cell office:value-type="string">
            <text:p>I&amp;C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011">
            <text:p>11010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7]);2))" office:value-type="string" office:string-value="0x7F7FD5">
            <text:p>0x7F7FD5</text:p>
          </table:table-cell>
          <table:table-cell office:value-type="string">
            <text:p>Elektrobit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101">
            <text:p>11010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8]);2))" office:value-type="string" office:string-value="0x7F7FD6">
            <text:p>0x7F7FD6</text:p>
          </table:table-cell>
          <table:table-cell office:value-type="string">
            <text:p>Megic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0110">
            <text:p>11010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59]);2))" office:value-type="string" office:string-value="0x7F7FD9">
            <text:p>0x7F7FD9</text:p>
          </table:table-cell>
          <table:table-cell office:value-type="string">
            <text:p>Hyperchip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001">
            <text:p>11011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0]);2))" office:value-type="string" office:string-value="0x7F7FDA">
            <text:p>0x7F7FDA</text:p>
          </table:table-cell>
          <table:table-cell office:value-type="string">
            <text:p>Gemstone Communicatio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010">
            <text:p>11011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1]);2))" office:value-type="string" office:string-value="0x7F7FDC">
            <text:p>0x7F7FDC</text:p>
          </table:table-cell>
          <table:table-cell office:value-type="string">
            <text:p>3ParData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100">
            <text:p>110111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2]);2))" office:value-type="string" office:string-value="0x7F7FDF">
            <text:p>0x7F7FDF</text:p>
          </table:table-cell>
          <table:table-cell office:value-type="string">
            <text:p>Helix AG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011111">
            <text:p>110111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63]);2))" office:value-type="string" office:string-value="0x7F7FE0">
            <text:p>0x7F7FE0</text:p>
          </table:table-cell>
          <table:table-cell office:value-type="string">
            <text:p>Domosy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000">
            <text:p>111000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64]);2))" office:value-type="string" office:string-value="0x7F7FE3">
            <text:p>0x7F7FE3</text:p>
          </table:table-cell>
          <table:table-cell office:value-type="string">
            <text:p>Chiaro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011">
            <text:p>11100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65]);2))" office:value-type="string" office:string-value="0x7F7FE5">
            <text:p>0x7F7FE5</text:p>
          </table:table-cell>
          <table:table-cell office:value-type="string">
            <text:p>Exbit Technology A/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101">
            <text:p>111001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6]);2))" office:value-type="string" office:string-value="0x7F7FE6">
            <text:p>0x7F7FE6</text:p>
          </table:table-cell>
          <table:table-cell office:value-type="string">
            <text:p>Integrated Technology Expres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0110">
            <text:p>111001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7]);2))" office:value-type="string" office:string-value="0x7F7FE9">
            <text:p>0x7F7FE9</text:p>
          </table:table-cell>
          <table:table-cell office:value-type="string">
            <text:p>Jasmine Network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001">
            <text:p>11101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8]);2))" office:value-type="string" office:string-value="0x7F7FEA">
            <text:p>0x7F7FEA</text:p>
          </table:table-cell>
          <table:table-cell office:value-type="string">
            <text:p>Caspian Network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010">
            <text:p>1110101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69]);2))" office:value-type="string" office:string-value="0x7F7FEC">
            <text:p>0x7F7FEC</text:p>
          </table:table-cell>
          <table:table-cell office:value-type="string">
            <text:p>Silicon Access Network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100">
            <text:p>111011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70]);2))" office:value-type="string" office:string-value="0x7F7FEF">
            <text:p>0x7F7FEF</text:p>
          </table:table-cell>
          <table:table-cell office:value-type="string">
            <text:p>MultiLink Technology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01111">
            <text:p>11101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71]);2))" office:value-type="string" office:string-value="0x7F7FF1">
            <text:p>0x7F7FF1</text:p>
          </table:table-cell>
          <table:table-cell office:value-type="string">
            <text:p>World Wide Packet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001">
            <text:p>1111000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72]);2))" office:value-type="string" office:string-value="0x7F7FF2">
            <text:p>0x7F7FF2</text:p>
          </table:table-cell>
          <table:table-cell office:value-type="string">
            <text:p>APW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010">
            <text:p>111100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73]);2))" office:value-type="string" office:string-value="0x7F7FF4">
            <text:p>0x7F7FF4</text:p>
          </table:table-cell>
          <table:table-cell office:value-type="string">
            <text:p>Xstream Logic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100">
            <text:p>1111010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74]);2))" office:value-type="string" office:string-value="0x7F7FF7">
            <text:p>0x7F7FF7</text:p>
          </table:table-cell>
          <table:table-cell office:value-type="string">
            <text:p>Realchip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0111">
            <text:p>11110111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75]);2))" office:value-type="string" office:string-value="0x7F7FF8">
            <text:p>0x7F7FF8</text:p>
          </table:table-cell>
          <table:table-cell office:value-type="string">
            <text:p>Galaxy Power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000">
            <text:p>11111000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CONCATENATE(&quot;0x7F7F&quot;;DEC2HEX(BIN2DEC([.E376]);2))" office:value-type="string" office:string-value="0x7F7FFB">
            <text:p>0x7F7FFB</text:p>
          </table:table-cell>
          <table:table-cell office:value-type="string">
            <text:p>Accelerant Network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011">
            <text:p>1111101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77]);2))" office:value-type="string" office:string-value="0x7F7FFD">
            <text:p>0x7F7FFD</text:p>
          </table:table-cell>
          <table:table-cell office:value-type="string">
            <text:p>SandCraft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101">
            <text:p>11111101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&quot;;DEC2HEX(BIN2DEC([.E378]);2))" office:value-type="string" office:string-value="0x7F7FFE">
            <text:p>0x7F7FFE</text:p>
          </table:table-cell>
          <table:table-cell office:value-type="string">
            <text:p>Elpida 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111110">
            <text:p>11111110</text:p>
          </table:table-cell>
          <table:table-cell office:value-type="string">
            <text:p><text:s/></text:p>
          </table:table-cell>
        </table:table-row>
        <table:table-row table:style-name="ro2">
          <table:table-cell table:formula="of:=CONCATENATE(&quot;0x7F7F7F&quot;;DEC2HEX(BIN2DEC([.F379]);2))" office:value-type="string" office:string-value="0x7F7F7F01">
            <text:p>0x7F7F7F01</text:p>
          </table:table-cell>
          <table:table-cell office:value-type="string">
            <text:p>Solectron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CONCATENATE(&quot;0x7F7F7F&quot;;DEC2HEX(BIN2DEC([.F380]);2))" office:value-type="string" office:string-value="0x7F7F7F02">
            <text:p>0x7F7F7F02</text:p>
          </table:table-cell>
          <table:table-cell office:value-type="string">
            <text:p>Optosys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formula="of:=CONCATENATE(&quot;0x7F7F7F&quot;;DEC2HEX(BIN2DEC([.F381]);2))" office:value-type="string" office:string-value="0x7F7F7F04">
            <text:p>0x7F7F7F04</text:p>
          </table:table-cell>
          <table:table-cell office:value-type="string">
            <text:p>TriMedia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CONCATENATE(&quot;0x7F7F7F&quot;;DEC2HEX(BIN2DEC([.F382]);2))" office:value-type="string" office:string-value="0x7F7F7F07">
            <text:p>0x7F7F7F07</text:p>
          </table:table-cell>
          <table:table-cell office:value-type="string">
            <text:p>Optillion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formula="of:=CONCATENATE(&quot;0x7F7F7F&quot;;DEC2HEX(BIN2DEC([.F383]);2))" office:value-type="string" office:string-value="0x7F7F7F08">
            <text:p>0x7F7F7F08</text:p>
          </table:table-cell>
          <table:table-cell office:value-type="string">
            <text:p>Terago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formula="of:=CONCATENATE(&quot;0x7F7F7F&quot;;DEC2HEX(BIN2DEC([.F384]);2))" office:value-type="string" office:string-value="0x7F7F7F0B">
            <text:p>0x7F7F7F0B</text:p>
          </table:table-cell>
          <table:table-cell office:value-type="string">
            <text:p>Nanya Technology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">
            <text:p>1011</text:p>
          </table:table-cell>
        </table:table-row>
        <table:table-row table:style-name="ro2">
          <table:table-cell table:formula="of:=CONCATENATE(&quot;0x7F7F7F&quot;;DEC2HEX(BIN2DEC([.F385]);2))" office:value-type="string" office:string-value="0x7F7F7F0D">
            <text:p>0x7F7F7F0D</text:p>
          </table:table-cell>
          <table:table-cell office:value-type="string">
            <text:p>Mysticom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1">
            <text:p>1101</text:p>
          </table:table-cell>
        </table:table-row>
        <table:table-row table:style-name="ro2">
          <table:table-cell table:formula="of:=CONCATENATE(&quot;0x7F7F7F&quot;;DEC2HEX(BIN2DEC([.F386]);2))" office:value-type="string" office:string-value="0x7F7F7F0E">
            <text:p>0x7F7F7F0E</text:p>
          </table:table-cell>
          <table:table-cell office:value-type="string">
            <text:p>LightSand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0">
            <text:p>1110</text:p>
          </table:table-cell>
        </table:table-row>
        <table:table-row table:style-name="ro2">
          <table:table-cell table:formula="of:=CONCATENATE(&quot;0x7F7F7F&quot;;DEC2HEX(BIN2DEC([.F387]);2))" office:value-type="string" office:string-value="0x7F7F7F10">
            <text:p>0x7F7F7F10</text:p>
          </table:table-cell>
          <table:table-cell office:value-type="string">
            <text:p>Agere System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table:formula="of:=CONCATENATE(&quot;0x7F7F7F&quot;;DEC2HEX(BIN2DEC([.F388]);2))" office:value-type="string" office:string-value="0x7F7F7F13">
            <text:p>0x7F7F7F13</text:p>
          </table:table-cell>
          <table:table-cell office:value-type="string">
            <text:p>Golden Empire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1">
            <text:p>10011</text:p>
          </table:table-cell>
        </table:table-row>
        <table:table-row table:style-name="ro2">
          <table:table-cell table:formula="of:=CONCATENATE(&quot;0x7F7F7F&quot;;DEC2HEX(BIN2DEC([.F389]);2))" office:value-type="string" office:string-value="0x7F7F7F15">
            <text:p>0x7F7F7F15</text:p>
          </table:table-cell>
          <table:table-cell office:value-type="string">
            <text:p>Tioga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1">
            <text:p>10101</text:p>
          </table:table-cell>
        </table:table-row>
        <table:table-row table:style-name="ro2">
          <table:table-cell table:formula="of:=CONCATENATE(&quot;0x7F7F7F&quot;;DEC2HEX(BIN2DEC([.F390]);2))" office:value-type="string" office:string-value="0x7F7F7F16">
            <text:p>0x7F7F7F16</text:p>
          </table:table-cell>
          <table:table-cell office:value-type="string">
            <text:p>Netlist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0">
            <text:p>10110</text:p>
          </table:table-cell>
        </table:table-row>
        <table:table-row table:style-name="ro2">
          <table:table-cell table:formula="of:=CONCATENATE(&quot;0x7F7F7F&quot;;DEC2HEX(BIN2DEC([.F391]);2))" office:value-type="string" office:string-value="0x7F7F7F19">
            <text:p>0x7F7F7F19</text:p>
          </table:table-cell>
          <table:table-cell office:value-type="string">
            <text:p>Centon Electronic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1">
            <text:p>11001</text:p>
          </table:table-cell>
        </table:table-row>
        <table:table-row table:style-name="ro1">
          <table:table-cell table:formula="of:=CONCATENATE(&quot;0x7F7F7F&quot;;DEC2HEX(BIN2DEC([.F392]);2))" office:value-type="string" office:string-value="0x7F7F7F1A">
            <text:p>0x7F7F7F1A</text:p>
          </table:table-cell>
          <table:table-cell office:value-type="string">
            <text:p>Tyco Electronic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10">
            <text:p>11010</text:p>
          </table:table-cell>
        </table:table-row>
        <table:table-row table:style-name="ro2">
          <table:table-cell table:formula="of:=CONCATENATE(&quot;0x7F7F7F&quot;;DEC2HEX(BIN2DEC([.F393]);2))" office:value-type="string" office:string-value="0x7F7F7F1C">
            <text:p>0x7F7F7F1C</text:p>
          </table:table-cell>
          <table:table-cell office:value-type="string">
            <text:p>Zettacom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00">
            <text:p>11100</text:p>
          </table:table-cell>
        </table:table-row>
        <table:table-row table:style-name="ro2">
          <table:table-cell table:formula="of:=CONCATENATE(&quot;0x7F7F7F&quot;;DEC2HEX(BIN2DEC([.F394]);2))" office:value-type="string" office:string-value="0x7F7F7F1F">
            <text:p>0x7F7F7F1F</text:p>
          </table:table-cell>
          <table:table-cell office:value-type="string">
            <text:p>Aspex Technology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11">
            <text:p>11111</text:p>
          </table:table-cell>
        </table:table-row>
        <table:table-row table:style-name="ro1">
          <table:table-cell table:formula="of:=CONCATENATE(&quot;0x7F7F7F&quot;;DEC2HEX(BIN2DEC([.F395]);2))" office:value-type="string" office:string-value="0x7F7F7F20">
            <text:p>0x7F7F7F20</text:p>
          </table:table-cell>
          <table:table-cell office:value-type="string">
            <text:p>F5 Net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formula="of:=CONCATENATE(&quot;0x7F7F7F&quot;;DEC2HEX(BIN2DEC([.F396]);2))" office:value-type="string" office:string-value="0x7F7F7F23">
            <text:p>0x7F7F7F23</text:p>
          </table:table-cell>
          <table:table-cell office:value-type="string">
            <text:p>Acorn Net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1">
            <text:p>100011</text:p>
          </table:table-cell>
        </table:table-row>
        <table:table-row table:style-name="ro2">
          <table:table-cell table:formula="of:=CONCATENATE(&quot;0x7F7F7F&quot;;DEC2HEX(BIN2DEC([.F397]);2))" office:value-type="string" office:string-value="0x7F7F7F25">
            <text:p>0x7F7F7F25</text:p>
          </table:table-cell>
          <table:table-cell office:value-type="string">
            <text:p>Kingmax Semiconductor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01">
            <text:p>100101</text:p>
          </table:table-cell>
        </table:table-row>
        <table:table-row table:style-name="ro1">
          <table:table-cell table:formula="of:=CONCATENATE(&quot;0x7F7F7F&quot;;DEC2HEX(BIN2DEC([.F398]);2))" office:value-type="string" office:string-value="0x7F7F7F26">
            <text:p>0x7F7F7F26</text:p>
          </table:table-cell>
          <table:table-cell office:value-type="string">
            <text:p>BOP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10">
            <text:p>100110</text:p>
          </table:table-cell>
        </table:table-row>
        <table:table-row table:style-name="ro2">
          <table:table-cell table:formula="of:=CONCATENATE(&quot;0x7F7F7F&quot;;DEC2HEX(BIN2DEC([.F399]);2))" office:value-type="string" office:string-value="0x7F7F7F29">
            <text:p>0x7F7F7F29</text:p>
          </table:table-cell>
          <table:table-cell office:value-type="string">
            <text:p>eMemory Technology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01">
            <text:p>101001</text:p>
          </table:table-cell>
        </table:table-row>
        <table:table-row table:style-name="ro2">
          <table:table-cell table:formula="of:=CONCATENATE(&quot;0x7F7F7F&quot;;DEC2HEX(BIN2DEC([.F400]);2))" office:value-type="string" office:string-value="0x7F7F7F2A">
            <text:p>0x7F7F7F2A</text:p>
          </table:table-cell>
          <table:table-cell office:value-type="string">
            <text:p>Procket Net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10">
            <text:p>101010</text:p>
          </table:table-cell>
        </table:table-row>
        <table:table-row table:style-name="ro2">
          <table:table-cell table:formula="of:=CONCATENATE(&quot;0x7F7F7F&quot;;DEC2HEX(BIN2DEC([.F401]);2))" office:value-type="string" office:string-value="0x7F7F7F2C">
            <text:p>0x7F7F7F2C</text:p>
          </table:table-cell>
          <table:table-cell office:value-type="string">
            <text:p>Trebia Net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00">
            <text:p>101100</text:p>
          </table:table-cell>
        </table:table-row>
        <table:table-row table:style-name="ro1">
          <table:table-cell table:formula="of:=CONCATENATE(&quot;0x7F7F7F&quot;;DEC2HEX(BIN2DEC([.F402]);2))" office:value-type="string" office:string-value="0x7F7F7F2F">
            <text:p>0x7F7F7F2F</text:p>
          </table:table-cell>
          <table:table-cell office:value-type="string">
            <text:p>Ample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11">
            <text:p>101111</text:p>
          </table:table-cell>
        </table:table-row>
        <table:table-row table:style-name="ro1">
          <table:table-cell table:formula="of:=CONCATENATE(&quot;0x7F7F7F&quot;;DEC2HEX(BIN2DEC([.F403]);2))" office:value-type="string" office:string-value="0x7F7F7F31">
            <text:p>0x7F7F7F31</text:p>
          </table:table-cell>
          <table:table-cell office:value-type="string">
            <text:p>Astute Net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01">
            <text:p>110001</text:p>
          </table:table-cell>
        </table:table-row>
        <table:table-row table:style-name="ro2">
          <table:table-cell table:formula="of:=CONCATENATE(&quot;0x7F7F7F&quot;;DEC2HEX(BIN2DEC([.F404]);2))" office:value-type="string" office:string-value="0x7F7F7F22">
            <text:p>0x7F7F7F22</text:p>
          </table:table-cell>
          <table:table-cell office:value-type="string">
            <text:p>Azanda Network Devic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0">
            <text:p>100010</text:p>
          </table:table-cell>
        </table:table-row>
        <table:table-row table:style-name="ro2">
          <table:table-cell table:formula="of:=CONCATENATE(&quot;0x7F7F7F&quot;;DEC2HEX(BIN2DEC([.F405]);2))" office:value-type="string" office:string-value="0x7F7F7F34">
            <text:p>0x7F7F7F34</text:p>
          </table:table-cell>
          <table:table-cell office:value-type="string">
            <text:p>Tekmo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100">
            <text:p>110100</text:p>
          </table:table-cell>
        </table:table-row>
        <table:table-row table:style-name="ro2">
          <table:table-cell table:formula="of:=CONCATENATE(&quot;0x7F7F7F&quot;;DEC2HEX(BIN2DEC([.F406]);2))" office:value-type="string" office:string-value="0x7F7F7F37">
            <text:p>0x7F7F7F37</text:p>
          </table:table-cell>
          <table:table-cell office:value-type="string">
            <text:p>Firecron Ltd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111">
            <text:p>110111</text:p>
          </table:table-cell>
        </table:table-row>
        <table:table-row table:style-name="ro2">
          <table:table-cell table:formula="of:=CONCATENATE(&quot;0x7F7F7F&quot;;DEC2HEX(BIN2DEC([.F407]);2))" office:value-type="string" office:string-value="0x7F7F7F38">
            <text:p>0x7F7F7F38</text:p>
          </table:table-cell>
          <table:table-cell office:value-type="string">
            <text:p>Resonext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000">
            <text:p>111000</text:p>
          </table:table-cell>
        </table:table-row>
        <table:table-row table:style-name="ro1">
          <table:table-cell table:formula="of:=CONCATENATE(&quot;0x7F7F7F&quot;;DEC2HEX(BIN2DEC([.F408]);2))" office:value-type="string" office:string-value="0x7F7F7F3B">
            <text:p>0x7F7F7F3B</text:p>
          </table:table-cell>
          <table:table-cell office:value-type="string">
            <text:p>Concept Computer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011">
            <text:p>111011</text:p>
          </table:table-cell>
        </table:table-row>
        <table:table-row table:style-name="ro1">
          <table:table-cell table:formula="of:=CONCATENATE(&quot;0x7F7F7F&quot;;DEC2HEX(BIN2DEC([.F409]);2))" office:value-type="string" office:string-value="0x7F7F7F3D">
            <text:p>0x7F7F7F3D</text:p>
          </table:table-cell>
          <table:table-cell office:value-type="string">
            <text:p>3Dlab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101">
            <text:p>111101</text:p>
          </table:table-cell>
        </table:table-row>
        <table:table-row table:style-name="ro1">
          <table:table-cell table:formula="of:=CONCATENATE(&quot;0x7F7F7F&quot;;DEC2HEX(BIN2DEC([.F410]);2))" office:value-type="string" office:string-value="0x7F7F7F3E">
            <text:p>0x7F7F7F3E</text:p>
          </table:table-cell>
          <table:table-cell office:value-type="string">
            <text:p>c?t Magazine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1110">
            <text:p>111110</text:p>
          </table:table-cell>
        </table:table-row>
        <table:table-row table:style-name="ro1">
          <table:table-cell table:formula="of:=CONCATENATE(&quot;0x7F7F7F&quot;;DEC2HEX(BIN2DEC([.F411]);2))" office:value-type="string" office:string-value="0x7F7F7F40">
            <text:p>0x7F7F7F40</text:p>
          </table:table-cell>
          <table:table-cell office:value-type="string">
            <text:p>Silicon Packet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table:formula="of:=CONCATENATE(&quot;0x7F7F7F&quot;;DEC2HEX(BIN2DEC([.F412]);2))" office:value-type="string" office:string-value="0x7F7F7F43">
            <text:p>0x7F7F7F43</text:p>
          </table:table-cell>
          <table:table-cell office:value-type="string">
            <text:p>Semicon Devices Singapore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11">
            <text:p>1000011</text:p>
          </table:table-cell>
        </table:table-row>
        <table:table-row table:style-name="ro1">
          <table:table-cell table:formula="of:=CONCATENATE(&quot;0x7F7F7F&quot;;DEC2HEX(BIN2DEC([.F413]);2))" office:value-type="string" office:string-value="0x7F7F7F45">
            <text:p>0x7F7F7F45</text:p>
          </table:table-cell>
          <table:table-cell office:value-type="string">
            <text:p>Improv System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01">
            <text:p>1000101</text:p>
          </table:table-cell>
        </table:table-row>
        <table:table-row table:style-name="ro1">
          <table:table-cell table:formula="of:=CONCATENATE(&quot;0x7F7F7F&quot;;DEC2HEX(BIN2DEC([.F414]);2))" office:value-type="string" office:string-value="0x7F7F7F46">
            <text:p>0x7F7F7F46</text:p>
          </table:table-cell>
          <table:table-cell office:value-type="string">
            <text:p>INDUSYS GmbH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10">
            <text:p>1000110</text:p>
          </table:table-cell>
        </table:table-row>
        <table:table-row table:style-name="ro2">
          <table:table-cell table:formula="of:=CONCATENATE(&quot;0x7F7F7F&quot;;DEC2HEX(BIN2DEC([.F415]);2))" office:value-type="string" office:string-value="0x7F7F7F83">
            <text:p>0x7F7F7F83</text:p>
          </table:table-cell>
          <table:table-cell office:value-type="string">
            <text:p>Melco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011">
            <text:p>10000011</text:p>
          </table:table-cell>
        </table:table-row>
        <table:table-row table:style-name="ro1">
          <table:table-cell table:formula="of:=CONCATENATE(&quot;0x7F7F7F&quot;;DEC2HEX(BIN2DEC([.F416]);2))" office:value-type="string" office:string-value="0x7F7F7F85">
            <text:p>0x7F7F7F85</text:p>
          </table:table-cell>
          <table:table-cell office:value-type="string">
            <text:p>Cyan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101">
            <text:p>10000101</text:p>
          </table:table-cell>
        </table:table-row>
        <table:table-row table:style-name="ro1">
          <table:table-cell table:formula="of:=CONCATENATE(&quot;0x7F7F7F&quot;;DEC2HEX(BIN2DEC([.F417]);2))" office:value-type="string" office:string-value="0x7F7F7F86">
            <text:p>0x7F7F7F86</text:p>
          </table:table-cell>
          <table:table-cell office:value-type="string">
            <text:p>Global Locate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0110">
            <text:p>10000110</text:p>
          </table:table-cell>
        </table:table-row>
        <table:table-row table:style-name="ro2">
          <table:table-cell table:formula="of:=CONCATENATE(&quot;0x7F7F7F&quot;;DEC2HEX(BIN2DEC([.F418]);2))" office:value-type="string" office:string-value="0x7F7F7F89">
            <text:p>0x7F7F7F89</text:p>
          </table:table-cell>
          <table:table-cell office:value-type="string">
            <text:p>Ikanos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001">
            <text:p>10001001</text:p>
          </table:table-cell>
        </table:table-row>
        <table:table-row table:style-name="ro1">
          <table:table-cell table:formula="of:=CONCATENATE(&quot;0x7F7F7F&quot;;DEC2HEX(BIN2DEC([.F419]);2))" office:value-type="string" office:string-value="0x7F7F7F8A">
            <text:p>0x7F7F7F8A</text:p>
          </table:table-cell>
          <table:table-cell office:value-type="string">
            <text:p>Princeton Technology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010">
            <text:p>10001010</text:p>
          </table:table-cell>
        </table:table-row>
        <table:table-row table:style-name="ro1">
          <table:table-cell table:formula="of:=CONCATENATE(&quot;0x7F7F7F&quot;;DEC2HEX(BIN2DEC([.F420]);2))" office:value-type="string" office:string-value="0x7F7F7F8C">
            <text:p>0x7F7F7F8C</text:p>
          </table:table-cell>
          <table:table-cell office:value-type="string">
            <text:p>Elite Flash Storage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100">
            <text:p>10001100</text:p>
          </table:table-cell>
        </table:table-row>
        <table:table-row table:style-name="ro1">
          <table:table-cell table:formula="of:=CONCATENATE(&quot;0x7F7F7F&quot;;DEC2HEX(BIN2DEC([.F421]);2))" office:value-type="string" office:string-value="0x7F7F7F8F">
            <text:p>0x7F7F7F8F</text:p>
          </table:table-cell>
          <table:table-cell office:value-type="string">
            <text:p>ATI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01111">
            <text:p>10001111</text:p>
          </table:table-cell>
        </table:table-row>
        <table:table-row table:style-name="ro2">
          <table:table-cell table:formula="of:=CONCATENATE(&quot;0x7F7F7F&quot;;DEC2HEX(BIN2DEC([.F422]);2))" office:value-type="string" office:string-value="0x7F7F7F91">
            <text:p>0x7F7F7F91</text:p>
          </table:table-cell>
          <table:table-cell office:value-type="string">
            <text:p>NeoMagic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0001">
            <text:p>10010001</text:p>
          </table:table-cell>
        </table:table-row>
        <table:table-row table:style-name="ro2">
          <table:table-cell table:formula="of:=CONCATENATE(&quot;0x7F7F7F&quot;;DEC2HEX(BIN2DEC([.F423]);2))" office:value-type="string" office:string-value="0x7F7F7F92">
            <text:p>0x7F7F7F92</text:p>
          </table:table-cell>
          <table:table-cell office:value-type="string">
            <text:p>AuroraNetic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0010">
            <text:p>10010010</text:p>
          </table:table-cell>
        </table:table-row>
        <table:table-row table:style-name="ro2">
          <table:table-cell table:formula="of:=CONCATENATE(&quot;0x7F7F7F&quot;;DEC2HEX(BIN2DEC([.F424]);2))" office:value-type="string" office:string-value="0x7F7F7F94">
            <text:p>0x7F7F7F94</text:p>
          </table:table-cell>
          <table:table-cell office:value-type="string">
            <text:p>Muskin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0100">
            <text:p>10010100</text:p>
          </table:table-cell>
        </table:table-row>
        <table:table-row table:style-name="ro2">
          <table:table-cell table:formula="of:=CONCATENATE(&quot;0x7F7F7F&quot;;DEC2HEX(BIN2DEC([.F425]);2))" office:value-type="string" office:string-value="0x7F7F7F97">
            <text:p>0x7F7F7F97</text:p>
          </table:table-cell>
          <table:table-cell office:value-type="string">
            <text:p>TeraLogic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0111">
            <text:p>10010111</text:p>
          </table:table-cell>
        </table:table-row>
        <table:table-row table:style-name="ro1">
          <table:table-cell table:formula="of:=CONCATENATE(&quot;0x7F7F7F&quot;;DEC2HEX(BIN2DEC([.F426]);2))" office:value-type="string" office:string-value="0x7F7F7F98">
            <text:p>0x7F7F7F98</text:p>
          </table:table-cell>
          <table:table-cell office:value-type="string">
            <text:p>Cicada Semiconductor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1000">
            <text:p>10011000</text:p>
          </table:table-cell>
        </table:table-row>
        <table:table-row table:style-name="ro2">
          <table:table-cell table:formula="of:=CONCATENATE(&quot;0x7F7F7F&quot;;DEC2HEX(BIN2DEC([.F427]);2))" office:value-type="string" office:string-value="0x7F7F7F9B">
            <text:p>0x7F7F7F9B</text:p>
          </table:table-cell>
          <table:table-cell office:value-type="string">
            <text:p>Magis 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1011">
            <text:p>10011011</text:p>
          </table:table-cell>
        </table:table-row>
        <table:table-row table:style-name="ro1">
          <table:table-cell table:formula="of:=CONCATENATE(&quot;0x7F7F7F&quot;;DEC2HEX(BIN2DEC([.F428]);2))" office:value-type="string" office:string-value="0x7F7F7F9D">
            <text:p>0x7F7F7F9D</text:p>
          </table:table-cell>
          <table:table-cell office:value-type="string">
            <text:p>Cogency Semiconductor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1101">
            <text:p>10011101</text:p>
          </table:table-cell>
        </table:table-row>
        <table:table-row table:style-name="ro2">
          <table:table-cell table:formula="of:=CONCATENATE(&quot;0x7F7F7F&quot;;DEC2HEX(BIN2DEC([.F429]);2))" office:value-type="string" office:string-value="0x7F7F7F9E">
            <text:p>0x7F7F7F9E</text:p>
          </table:table-cell>
          <table:table-cell office:value-type="string">
            <text:p>Chipcon A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011110">
            <text:p>10011110</text:p>
          </table:table-cell>
        </table:table-row>
        <table:table-row table:style-name="ro1">
          <table:table-cell table:formula="of:=CONCATENATE(&quot;0x7F7F7F&quot;;DEC2HEX(BIN2DEC([.F430]);2))" office:value-type="string" office:string-value="0x7F7F7FA1">
            <text:p>0x7F7F7FA1</text:p>
          </table:table-cell>
          <table:table-cell office:value-type="string">
            <text:p>Programmable Silicon Solu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0001">
            <text:p>10100001</text:p>
          </table:table-cell>
        </table:table-row>
        <table:table-row table:style-name="ro2">
          <table:table-cell table:formula="of:=CONCATENATE(&quot;0x7F7F7F&quot;;DEC2HEX(BIN2DEC([.F431]);2))" office:value-type="string" office:string-value="0x7F7F7FA2">
            <text:p>0x7F7F7FA2</text:p>
          </table:table-cell>
          <table:table-cell office:value-type="string">
            <text:p>ChipWright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0010">
            <text:p>10100010</text:p>
          </table:table-cell>
        </table:table-row>
        <table:table-row table:style-name="ro2">
          <table:table-cell table:formula="of:=CONCATENATE(&quot;0x7F7F7F&quot;;DEC2HEX(BIN2DEC([.F432]);2))" office:value-type="string" office:string-value="0x7F7F7FA4">
            <text:p>0x7F7F7FA4</text:p>
          </table:table-cell>
          <table:table-cell office:value-type="string">
            <text:p>Quicklogic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0100">
            <text:p>10100100</text:p>
          </table:table-cell>
        </table:table-row>
        <table:table-row table:style-name="ro2">
          <table:table-cell table:formula="of:=CONCATENATE(&quot;0x7F7F7F&quot;;DEC2HEX(BIN2DEC([.F433]);2))" office:value-type="string" office:string-value="0x7F7F7FA7">
            <text:p>0x7F7F7FA7</text:p>
          </table:table-cell>
          <table:table-cell office:value-type="string">
            <text:p>Flasy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0111">
            <text:p>10100111</text:p>
          </table:table-cell>
        </table:table-row>
        <table:table-row table:style-name="ro2">
          <table:table-cell table:formula="of:=CONCATENATE(&quot;0x7F7F7F&quot;;DEC2HEX(BIN2DEC([.F434]);2))" office:value-type="string" office:string-value="0x7F7F7FA8">
            <text:p>0x7F7F7FA8</text:p>
          </table:table-cell>
          <table:table-cell office:value-type="string">
            <text:p>BitBlitz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1000">
            <text:p>10101000</text:p>
          </table:table-cell>
        </table:table-row>
        <table:table-row table:style-name="ro1">
          <table:table-cell table:formula="of:=CONCATENATE(&quot;0x7F7F7F&quot;;DEC2HEX(BIN2DEC([.F435]);2))" office:value-type="string" office:string-value="0x7F7F7FAB">
            <text:p>0x7F7F7FAB</text:p>
          </table:table-cell>
          <table:table-cell office:value-type="string">
            <text:p>Purple Ray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1011">
            <text:p>10101011</text:p>
          </table:table-cell>
        </table:table-row>
        <table:table-row table:style-name="ro1">
          <table:table-cell table:formula="of:=CONCATENATE(&quot;0x7F7F7F&quot;;DEC2HEX(BIN2DEC([.F436]);2))" office:value-type="string" office:string-value="0x7F7F7FAD">
            <text:p>0x7F7F7FAD</text:p>
          </table:table-cell>
          <table:table-cell office:value-type="string">
            <text:p>Delta Electronic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1101">
            <text:p>10101101</text:p>
          </table:table-cell>
        </table:table-row>
        <table:table-row table:style-name="ro2">
          <table:table-cell table:formula="of:=CONCATENATE(&quot;0x7F7F7F&quot;;DEC2HEX(BIN2DEC([.F437]);2))" office:value-type="string" office:string-value="0x7F7F7FAE">
            <text:p>0x7F7F7FAE</text:p>
          </table:table-cell>
          <table:table-cell office:value-type="string">
            <text:p>Onex Communication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01110">
            <text:p>10101110</text:p>
          </table:table-cell>
        </table:table-row>
        <table:table-row table:style-name="ro2">
          <table:table-cell table:formula="of:=CONCATENATE(&quot;0x7F7F7F&quot;;DEC2HEX(BIN2DEC([.F438]);2))" office:value-type="string" office:string-value="0x7F7F7FB0">
            <text:p>0x7F7F7FB0</text:p>
          </table:table-cell>
          <table:table-cell office:value-type="string">
            <text:p>Memory Experts Intl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0000">
            <text:p>10110000</text:p>
          </table:table-cell>
        </table:table-row>
        <table:table-row table:style-name="ro2">
          <table:table-cell table:formula="of:=CONCATENATE(&quot;0x7F7F7F&quot;;DEC2HEX(BIN2DEC([.F439]);2))" office:value-type="string" office:string-value="0x7F7F7FB3">
            <text:p>0x7F7F7FB3</text:p>
          </table:table-cell>
          <table:table-cell office:value-type="string">
            <text:p>Dibcom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0011">
            <text:p>10110011</text:p>
          </table:table-cell>
        </table:table-row>
        <table:table-row table:style-name="ro1">
          <table:table-cell table:formula="of:=CONCATENATE(&quot;0x7F7F7F&quot;;DEC2HEX(BIN2DEC([.F440]);2))" office:value-type="string" office:string-value="0x7F7F7FB5">
            <text:p>0x7F7F7FB5</text:p>
          </table:table-cell>
          <table:table-cell office:value-type="string">
            <text:p>API NetWork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0101">
            <text:p>10110101</text:p>
          </table:table-cell>
        </table:table-row>
        <table:table-row table:style-name="ro1">
          <table:table-cell table:formula="of:=CONCATENATE(&quot;0x7F7F7F&quot;;DEC2HEX(BIN2DEC([.F441]);2))" office:value-type="string" office:string-value="0x7F7F7FB6">
            <text:p>0x7F7F7FB6</text:p>
          </table:table-cell>
          <table:table-cell office:value-type="string">
            <text:p>Bay Microsystem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0110">
            <text:p>10110110</text:p>
          </table:table-cell>
        </table:table-row>
        <table:table-row table:style-name="ro2">
          <table:table-cell table:formula="of:=CONCATENATE(&quot;0x7F7F7F&quot;;DEC2HEX(BIN2DEC([.F442]);2))" office:value-type="string" office:string-value="0x7F7F7FB9">
            <text:p>0x7F7F7FB9</text:p>
          </table:table-cell>
          <table:table-cell office:value-type="string">
            <text:p>Tachys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1001">
            <text:p>10111001</text:p>
          </table:table-cell>
        </table:table-row>
        <table:table-row table:style-name="ro1">
          <table:table-cell table:formula="of:=CONCATENATE(&quot;0x7F7F7F&quot;;DEC2HEX(BIN2DEC([.F443]);2))" office:value-type="string" office:string-value="0x7F7F7FBA">
            <text:p>0x7F7F7FBA</text:p>
          </table:table-cell>
          <table:table-cell office:value-type="string">
            <text:p>Equator Technology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1010">
            <text:p>10111010</text:p>
          </table:table-cell>
        </table:table-row>
        <table:table-row table:style-name="ro1">
          <table:table-cell table:formula="of:=CONCATENATE(&quot;0x7F7F7F&quot;;DEC2HEX(BIN2DEC([.F444]);2))" office:value-type="string" office:string-value="0x7F7F7FBC">
            <text:p>0x7F7F7FBC</text:p>
          </table:table-cell>
          <table:table-cell office:value-type="string">
            <text:p>SILCOM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1100">
            <text:p>10111100</text:p>
          </table:table-cell>
        </table:table-row>
        <table:table-row table:style-name="ro2">
          <table:table-cell table:formula="of:=CONCATENATE(&quot;0x7F7F7F&quot;;DEC2HEX(BIN2DEC([.F445]);2))" office:value-type="string" office:string-value="0x7F7F7FBF">
            <text:p>0x7F7F7FBF</text:p>
          </table:table-cell>
          <table:table-cell office:value-type="string">
            <text:p>Sanera System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0111111">
            <text:p>10111111</text:p>
          </table:table-cell>
        </table:table-row>
        <table:table-row table:style-name="ro2">
          <table:table-cell table:formula="of:=CONCATENATE(&quot;0x7F7F7F&quot;;DEC2HEX(BIN2DEC([.F446]);2))" office:value-type="string" office:string-value="0x7F7F7FC1">
            <text:p>0x7F7F7FC1</text:p>
          </table:table-cell>
          <table:table-cell office:value-type="string">
            <text:p>Viasystems Group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0001">
            <text:p>11000001</text:p>
          </table:table-cell>
        </table:table-row>
        <table:table-row table:style-name="ro2">
          <table:table-cell table:formula="of:=CONCATENATE(&quot;0x7F7F7F&quot;;DEC2HEX(BIN2DEC([.F447]);2))" office:value-type="string" office:string-value="0x7F7F7FC2">
            <text:p>0x7F7F7FC2</text:p>
          </table:table-cell>
          <table:table-cell office:value-type="string">
            <text:p>Simtek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0010">
            <text:p>11000010</text:p>
          </table:table-cell>
        </table:table-row>
        <table:table-row table:style-name="ro2">
          <table:table-cell table:formula="of:=CONCATENATE(&quot;0x7F7F7F&quot;;DEC2HEX(BIN2DEC([.F448]);2))" office:value-type="string" office:string-value="0x7F7F7FC4">
            <text:p>0x7F7F7FC4</text:p>
          </table:table-cell>
          <table:table-cell office:value-type="string">
            <text:p>Satron Handelsg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0100">
            <text:p>11000100</text:p>
          </table:table-cell>
        </table:table-row>
        <table:table-row table:style-name="ro2">
          <table:table-cell table:formula="of:=CONCATENATE(&quot;0x7F7F7F&quot;;DEC2HEX(BIN2DEC([.F449]);2))" office:value-type="string" office:string-value="0x7F7F7FC7">
            <text:p>0x7F7F7FC7</text:p>
          </table:table-cell>
          <table:table-cell office:value-type="string">
            <text:p>Corrent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0111">
            <text:p>11000111</text:p>
          </table:table-cell>
        </table:table-row>
        <table:table-row table:style-name="ro2">
          <table:table-cell table:formula="of:=CONCATENATE(&quot;0x7F7F7F&quot;;DEC2HEX(BIN2DEC([.F450]);2))" office:value-type="string" office:string-value="0x7F7F7FC8">
            <text:p>0x7F7F7FC8</text:p>
          </table:table-cell>
          <table:table-cell office:value-type="string">
            <text:p>Infrant Technologies </text:p>
          </table:table-cell>
          <table:table-cell table:number-columns-repeated="3" office:value-type="string">
            <text:p><text:s text:c="2"/></text:p>
          </table:table-cell>
          <table:table-cell office:value-type="float" office:value="11001000">
            <text:p>110010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23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yonel Vincent</meta:initial-creator>
    <meta:creation-date>2009-01-23T22:51:43</meta:creation-date>
    <dc:date>2009-01-23T23:31:10</dc:date>
    <dc:creator>Lyonel Vincent</dc:creator>
    <meta:editing-duration>PT00H39M30S</meta:editing-duration>
    <meta:editing-cycles>3</meta:editing-cycles>
    <meta:generator>OpenOffice.org/3.0$Unix OpenOffice.org_project/300m9$Build-9358</meta:generator>
    <meta:document-statistic meta:table-count="3" meta:cell-count="2700" meta:object-count="0"/>
    <meta:user-defined meta:name="Info 1"/>
    <meta:user-defined meta:name="Info 2"/>
    <meta:user-defined meta:name="Info 3"/>
    <meta:user-defined meta:name="Info 4"/>
  </office:meta>
</office:document-meta>
</file>